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settings.xml" manifest:media-type="text/xml"/>
  <manifest:file-entry manifest:full-path="Object 13/" manifest:version="1.3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14/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3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15/manifest.rdf" manifest:media-type="application/rdf+xml"/>
  <manifest:file-entry manifest:full-path="Object 15/content.xml" manifest:media-type="text/xml"/>
  <manifest:file-entry manifest:full-path="Object 15/styles.xml" manifest:media-type="text/xml"/>
  <manifest:file-entry manifest:full-path="Object 15/settings.xml" manifest:media-type="text/xml"/>
  <manifest:file-entry manifest:full-path="Object 15/" manifest:version="1.3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3" manifest:media-type="application/vnd.oasis.opendocument.spreadsheet"/>
  <manifest:file-entry manifest:full-path="Object 16/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settings.xml" manifest:media-type="text/xml"/>
  <manifest:file-entry manifest:full-path="Object 16/" manifest:version="1.3" manifest:media-type="application/vnd.oasis.opendocument.spreadsheet"/>
  <manifest:file-entry manifest:full-path="Object 17/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Object 18/manifest.rdf" manifest:media-type="application/rdf+xml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" manifest:version="1.3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Replacements/Object 1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4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64EB5D846B.png" manifest:media-type="image/png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meta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Thumbnails/thumbnail.png" manifest:media-type="image/png"/>
  <manifest:file-entry manifest:full-path="Object 10/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 8/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1" style:family="table">
      <style:table-properties style:width="15.621cm" fo:margin-left="-0.191cm" table:align="left" style:writing-mode="lr-tb"/>
    </style:style>
    <style:style style:name="Tabel1.A" style:family="table-column">
      <style:table-column-properties style:column-width="3.124cm"/>
    </style:style>
    <style:style style:name="Tabel1.E" style:family="table-column">
      <style:table-column-properties style:column-width="3.126c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.2" style:family="table-row">
      <style:table-row-properties fo:keep-together="auto"/>
    </style:style>
    <style:style style:name="Tabel2" style:family="table">
      <style:table-properties style:width="15.621cm" fo:margin-left="-0.191cm" table:align="left" style:writing-mode="lr-tb"/>
    </style:style>
    <style:style style:name="Tabel2.A" style:family="table-column">
      <style:table-column-properties style:column-width="3.124cm"/>
    </style:style>
    <style:style style:name="Tabel2.E" style:family="table-column">
      <style:table-column-properties style:column-width="3.126cm"/>
    </style:style>
    <style:style style:name="Tabel2.1" style:family="table-row">
      <style:table-row-properties fo:keep-together="always"/>
    </style:style>
    <style:style style:name="Tabel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.2" style:family="table-row">
      <style:table-row-properties fo:keep-together="auto"/>
    </style:style>
    <style:style style:name="Tabel3" style:family="table">
      <style:table-properties style:width="15.621cm" fo:margin-left="-0.191cm" table:align="left" style:writing-mode="lr-tb"/>
    </style:style>
    <style:style style:name="Tabel3.A" style:family="table-column">
      <style:table-column-properties style:column-width="3.124cm"/>
    </style:style>
    <style:style style:name="Tabel3.E" style:family="table-column">
      <style:table-column-properties style:column-width="3.126cm"/>
    </style:style>
    <style:style style:name="Tabel3.1" style:family="table-row">
      <style:table-row-properties fo:keep-together="always"/>
    </style:style>
    <style:style style:name="Tabel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3.2" style:family="table-row">
      <style:table-row-properties fo:keep-together="auto"/>
    </style:style>
    <style:style style:name="Tabel4" style:family="table">
      <style:table-properties style:width="15.621cm" fo:margin-left="-0.191cm" table:align="left" style:writing-mode="lr-tb"/>
    </style:style>
    <style:style style:name="Tabel4.A" style:family="table-column">
      <style:table-column-properties style:column-width="3.124cm"/>
    </style:style>
    <style:style style:name="Tabel4.E" style:family="table-column">
      <style:table-column-properties style:column-width="3.126cm"/>
    </style:style>
    <style:style style:name="Tabel4.1" style:family="table-row">
      <style:table-row-properties fo:keep-together="always"/>
    </style:style>
    <style:style style:name="Tabel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4.2" style:family="table-row">
      <style:table-row-properties fo:keep-together="auto"/>
    </style:style>
    <style:style style:name="Tabel5" style:family="table">
      <style:table-properties style:width="15.621cm" fo:margin-left="-0.191cm" table:align="left" style:writing-mode="lr-tb"/>
    </style:style>
    <style:style style:name="Tabel5.A" style:family="table-column">
      <style:table-column-properties style:column-width="3.124cm"/>
    </style:style>
    <style:style style:name="Tabel5.E" style:family="table-column">
      <style:table-column-properties style:column-width="3.126cm"/>
    </style:style>
    <style:style style:name="Tabel5.1" style:family="table-row">
      <style:table-row-properties fo:keep-together="always"/>
    </style:style>
    <style:style style:name="Tabel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5.2" style:family="table-row">
      <style:table-row-properties fo:keep-together="auto"/>
    </style:style>
    <style:style style:name="Tabel6" style:family="table">
      <style:table-properties style:width="15.621cm" fo:margin-left="-0.191cm" table:align="left" style:writing-mode="lr-tb"/>
    </style:style>
    <style:style style:name="Tabel6.A" style:family="table-column">
      <style:table-column-properties style:column-width="3.124cm"/>
    </style:style>
    <style:style style:name="Tabel6.E" style:family="table-column">
      <style:table-column-properties style:column-width="3.126cm"/>
    </style:style>
    <style:style style:name="Tabel6.1" style:family="table-row">
      <style:table-row-properties fo:keep-together="always"/>
    </style:style>
    <style:style style:name="Tabel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6.2" style:family="table-row">
      <style:table-row-properties fo:keep-together="auto"/>
    </style:style>
    <style:style style:name="Tabel7" style:family="table">
      <style:table-properties style:width="15.621cm" fo:margin-left="-0.191cm" table:align="left" style:writing-mode="lr-tb"/>
    </style:style>
    <style:style style:name="Tabel7.A" style:family="table-column">
      <style:table-column-properties style:column-width="3.124cm"/>
    </style:style>
    <style:style style:name="Tabel7.E" style:family="table-column">
      <style:table-column-properties style:column-width="3.126cm"/>
    </style:style>
    <style:style style:name="Tabel7.1" style:family="table-row">
      <style:table-row-properties fo:keep-together="always"/>
    </style:style>
    <style:style style:name="Tabel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7.2" style:family="table-row">
      <style:table-row-properties fo:keep-together="auto"/>
    </style:style>
    <style:style style:name="Tabel8" style:family="table">
      <style:table-properties style:width="15.621cm" fo:margin-left="-0.191cm" table:align="left" style:writing-mode="lr-tb"/>
    </style:style>
    <style:style style:name="Tabel8.A" style:family="table-column">
      <style:table-column-properties style:column-width="3.124cm"/>
    </style:style>
    <style:style style:name="Tabel8.E" style:family="table-column">
      <style:table-column-properties style:column-width="3.126cm"/>
    </style:style>
    <style:style style:name="Tabel8.1" style:family="table-row">
      <style:table-row-properties fo:keep-together="always"/>
    </style:style>
    <style:style style:name="Tabel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8.2" style:family="table-row">
      <style:table-row-properties fo:keep-together="auto"/>
    </style:style>
    <style:style style:name="Tabel9" style:family="table">
      <style:table-properties style:width="15.621cm" fo:margin-left="-0.191cm" table:align="left" style:writing-mode="lr-tb"/>
    </style:style>
    <style:style style:name="Tabel9.A" style:family="table-column">
      <style:table-column-properties style:column-width="3.124cm"/>
    </style:style>
    <style:style style:name="Tabel9.E" style:family="table-column">
      <style:table-column-properties style:column-width="3.126cm"/>
    </style:style>
    <style:style style:name="Tabel9.1" style:family="table-row">
      <style:table-row-properties fo:keep-together="always"/>
    </style:style>
    <style:style style:name="Tabel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9.2" style:family="table-row">
      <style:table-row-properties fo:keep-together="auto"/>
    </style:style>
    <style:style style:name="Tabel10" style:family="table">
      <style:table-properties style:width="15.621cm" fo:margin-left="-0.191cm" table:align="left" style:writing-mode="lr-tb"/>
    </style:style>
    <style:style style:name="Tabel10.A" style:family="table-column">
      <style:table-column-properties style:column-width="3.124cm"/>
    </style:style>
    <style:style style:name="Tabel10.E" style:family="table-column">
      <style:table-column-properties style:column-width="3.126cm"/>
    </style:style>
    <style:style style:name="Tabel10.1" style:family="table-row">
      <style:table-row-properties fo:keep-together="always"/>
    </style:style>
    <style:style style:name="Tabel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0.2" style:family="table-row">
      <style:table-row-properties fo:keep-together="auto"/>
    </style:style>
    <style:style style:name="Tabel11" style:family="table">
      <style:table-properties style:width="15.621cm" fo:margin-left="-0.191cm" table:align="left" style:writing-mode="lr-tb"/>
    </style:style>
    <style:style style:name="Tabel11.A" style:family="table-column">
      <style:table-column-properties style:column-width="3.124cm"/>
    </style:style>
    <style:style style:name="Tabel11.E" style:family="table-column">
      <style:table-column-properties style:column-width="3.126cm"/>
    </style:style>
    <style:style style:name="Tabel11.1" style:family="table-row">
      <style:table-row-properties fo:keep-together="always"/>
    </style:style>
    <style:style style:name="Tabel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1.2" style:family="table-row">
      <style:table-row-properties fo:keep-together="auto"/>
    </style:style>
    <style:style style:name="Tabel12" style:family="table">
      <style:table-properties style:width="15.621cm" fo:margin-left="-0.191cm" table:align="left" style:writing-mode="lr-tb"/>
    </style:style>
    <style:style style:name="Tabel12.A" style:family="table-column">
      <style:table-column-properties style:column-width="3.124cm"/>
    </style:style>
    <style:style style:name="Tabel12.E" style:family="table-column">
      <style:table-column-properties style:column-width="3.126cm"/>
    </style:style>
    <style:style style:name="Tabel12.1" style:family="table-row">
      <style:table-row-properties fo:keep-together="always"/>
    </style:style>
    <style:style style:name="Tabel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2.2" style:family="table-row">
      <style:table-row-properties fo:keep-together="auto"/>
    </style:style>
    <style:style style:name="Tabel13" style:family="table">
      <style:table-properties style:width="15.621cm" fo:margin-left="-0.191cm" table:align="left" style:writing-mode="lr-tb"/>
    </style:style>
    <style:style style:name="Tabel13.A" style:family="table-column">
      <style:table-column-properties style:column-width="3.124cm"/>
    </style:style>
    <style:style style:name="Tabel13.E" style:family="table-column">
      <style:table-column-properties style:column-width="3.126cm"/>
    </style:style>
    <style:style style:name="Tabel13.1" style:family="table-row">
      <style:table-row-properties fo:keep-together="always"/>
    </style:style>
    <style:style style:name="Tabel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3.2" style:family="table-row">
      <style:table-row-properties fo:keep-together="auto"/>
    </style:style>
    <style:style style:name="Tabel14" style:family="table">
      <style:table-properties style:width="15.621cm" fo:margin-left="-0.191cm" table:align="left" style:writing-mode="lr-tb"/>
    </style:style>
    <style:style style:name="Tabel14.A" style:family="table-column">
      <style:table-column-properties style:column-width="3.124cm"/>
    </style:style>
    <style:style style:name="Tabel14.E" style:family="table-column">
      <style:table-column-properties style:column-width="3.126cm"/>
    </style:style>
    <style:style style:name="Tabel14.1" style:family="table-row">
      <style:table-row-properties fo:keep-together="always"/>
    </style:style>
    <style:style style:name="Tabel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4.2" style:family="table-row">
      <style:table-row-properties fo:keep-together="auto"/>
    </style:style>
    <style:style style:name="Tabel15" style:family="table">
      <style:table-properties style:width="15.621cm" fo:margin-left="-0.191cm" table:align="left" style:writing-mode="lr-tb"/>
    </style:style>
    <style:style style:name="Tabel15.A" style:family="table-column">
      <style:table-column-properties style:column-width="3.124cm"/>
    </style:style>
    <style:style style:name="Tabel15.E" style:family="table-column">
      <style:table-column-properties style:column-width="3.126cm"/>
    </style:style>
    <style:style style:name="Tabel15.1" style:family="table-row">
      <style:table-row-properties fo:keep-together="always"/>
    </style:style>
    <style:style style:name="Tabel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5.2" style:family="table-row">
      <style:table-row-properties fo:keep-together="auto"/>
    </style:style>
    <style:style style:name="Tabel16" style:family="table">
      <style:table-properties style:width="15.621cm" fo:margin-left="-0.191cm" table:align="left" style:writing-mode="lr-tb"/>
    </style:style>
    <style:style style:name="Tabel16.A" style:family="table-column">
      <style:table-column-properties style:column-width="3.124cm"/>
    </style:style>
    <style:style style:name="Tabel16.E" style:family="table-column">
      <style:table-column-properties style:column-width="3.126cm"/>
    </style:style>
    <style:style style:name="Tabel16.1" style:family="table-row">
      <style:table-row-properties fo:keep-together="always"/>
    </style:style>
    <style:style style:name="Tabel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6.2" style:family="table-row">
      <style:table-row-properties fo:keep-together="auto"/>
    </style:style>
    <style:style style:name="Tabel17" style:family="table">
      <style:table-properties style:width="15.621cm" fo:margin-left="-0.191cm" table:align="left" style:writing-mode="lr-tb"/>
    </style:style>
    <style:style style:name="Tabel17.A" style:family="table-column">
      <style:table-column-properties style:column-width="3.124cm"/>
    </style:style>
    <style:style style:name="Tabel17.E" style:family="table-column">
      <style:table-column-properties style:column-width="3.126cm"/>
    </style:style>
    <style:style style:name="Tabel17.1" style:family="table-row">
      <style:table-row-properties fo:keep-together="always"/>
    </style:style>
    <style:style style:name="Tabel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7.2" style:family="table-row">
      <style:table-row-properties fo:keep-together="auto"/>
    </style:style>
    <style:style style:name="Tabel18" style:family="table">
      <style:table-properties style:width="15.621cm" fo:margin-left="-0.191cm" table:align="left" style:writing-mode="lr-tb"/>
    </style:style>
    <style:style style:name="Tabel18.A" style:family="table-column">
      <style:table-column-properties style:column-width="3.124cm"/>
    </style:style>
    <style:style style:name="Tabel18.E" style:family="table-column">
      <style:table-column-properties style:column-width="3.126cm"/>
    </style:style>
    <style:style style:name="Tabel18.1" style:family="table-row">
      <style:table-row-properties fo:keep-together="always"/>
    </style:style>
    <style:style style:name="Tabel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8.2" style:family="table-row">
      <style:table-row-properties fo:keep-together="auto"/>
    </style:style>
    <style:style style:name="Tabel19" style:family="table">
      <style:table-properties style:width="15.621cm" fo:margin-left="-0.191cm" table:align="left" style:writing-mode="lr-tb"/>
    </style:style>
    <style:style style:name="Tabel19.A" style:family="table-column">
      <style:table-column-properties style:column-width="3.124cm"/>
    </style:style>
    <style:style style:name="Tabel19.E" style:family="table-column">
      <style:table-column-properties style:column-width="3.126cm"/>
    </style:style>
    <style:style style:name="Tabel19.1" style:family="table-row">
      <style:table-row-properties fo:keep-together="always"/>
    </style:style>
    <style:style style:name="Tabel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19.2" style:family="table-row">
      <style:table-row-properties fo:keep-together="auto"/>
    </style:style>
    <style:style style:name="Tabel20" style:family="table">
      <style:table-properties style:width="15.621cm" fo:margin-left="-0.191cm" table:align="left" style:writing-mode="lr-tb"/>
    </style:style>
    <style:style style:name="Tabel20.A" style:family="table-column">
      <style:table-column-properties style:column-width="3.124cm"/>
    </style:style>
    <style:style style:name="Tabel20.E" style:family="table-column">
      <style:table-column-properties style:column-width="3.126cm"/>
    </style:style>
    <style:style style:name="Tabel20.1" style:family="table-row">
      <style:table-row-properties fo:keep-together="always"/>
    </style:style>
    <style:style style:name="Tabel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0.2" style:family="table-row">
      <style:table-row-properties fo:keep-together="auto"/>
    </style:style>
    <style:style style:name="Tabel21" style:family="table">
      <style:table-properties style:width="15.621cm" fo:margin-left="-0.191cm" table:align="left" style:writing-mode="lr-tb"/>
    </style:style>
    <style:style style:name="Tabel21.A" style:family="table-column">
      <style:table-column-properties style:column-width="3.124cm"/>
    </style:style>
    <style:style style:name="Tabel21.E" style:family="table-column">
      <style:table-column-properties style:column-width="3.126cm"/>
    </style:style>
    <style:style style:name="Tabel21.1" style:family="table-row">
      <style:table-row-properties fo:keep-together="always"/>
    </style:style>
    <style:style style:name="Tabel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1.2" style:family="table-row">
      <style:table-row-properties fo:keep-together="auto"/>
    </style:style>
    <style:style style:name="Tabel22" style:family="table">
      <style:table-properties style:width="15.621cm" fo:margin-left="-0.191cm" table:align="left" style:writing-mode="lr-tb"/>
    </style:style>
    <style:style style:name="Tabel22.A" style:family="table-column">
      <style:table-column-properties style:column-width="3.124cm"/>
    </style:style>
    <style:style style:name="Tabel22.E" style:family="table-column">
      <style:table-column-properties style:column-width="3.126cm"/>
    </style:style>
    <style:style style:name="Tabel22.1" style:family="table-row">
      <style:table-row-properties fo:keep-together="always"/>
    </style:style>
    <style:style style:name="Tabel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2.2" style:family="table-row">
      <style:table-row-properties fo:keep-together="auto"/>
    </style:style>
    <style:style style:name="Tabel23" style:family="table">
      <style:table-properties style:width="15.621cm" fo:margin-left="-0.191cm" table:align="left" style:writing-mode="lr-tb"/>
    </style:style>
    <style:style style:name="Tabel23.A" style:family="table-column">
      <style:table-column-properties style:column-width="3.124cm"/>
    </style:style>
    <style:style style:name="Tabel23.E" style:family="table-column">
      <style:table-column-properties style:column-width="3.126cm"/>
    </style:style>
    <style:style style:name="Tabel23.1" style:family="table-row">
      <style:table-row-properties fo:keep-together="always"/>
    </style:style>
    <style:style style:name="Tabel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3.2" style:family="table-row">
      <style:table-row-properties fo:keep-together="auto"/>
    </style:style>
    <style:style style:name="Tabel24" style:family="table">
      <style:table-properties style:width="15.621cm" fo:margin-left="-0.191cm" table:align="left" style:writing-mode="lr-tb"/>
    </style:style>
    <style:style style:name="Tabel24.A" style:family="table-column">
      <style:table-column-properties style:column-width="3.124cm"/>
    </style:style>
    <style:style style:name="Tabel24.E" style:family="table-column">
      <style:table-column-properties style:column-width="3.126cm"/>
    </style:style>
    <style:style style:name="Tabel24.1" style:family="table-row">
      <style:table-row-properties fo:keep-together="always"/>
    </style:style>
    <style:style style:name="Tabel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4.2" style:family="table-row">
      <style:table-row-properties fo:keep-together="auto"/>
    </style:style>
    <style:style style:name="Tabel25" style:family="table">
      <style:table-properties style:width="15.621cm" fo:margin-left="-0.191cm" table:align="left" style:writing-mode="lr-tb"/>
    </style:style>
    <style:style style:name="Tabel25.A" style:family="table-column">
      <style:table-column-properties style:column-width="3.124cm"/>
    </style:style>
    <style:style style:name="Tabel25.E" style:family="table-column">
      <style:table-column-properties style:column-width="3.126cm"/>
    </style:style>
    <style:style style:name="Tabel25.1" style:family="table-row">
      <style:table-row-properties fo:keep-together="always"/>
    </style:style>
    <style:style style:name="Tabel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5.2" style:family="table-row">
      <style:table-row-properties fo:keep-together="auto"/>
    </style:style>
    <style:style style:name="Tabel26" style:family="table">
      <style:table-properties style:width="15.621cm" fo:margin-left="-0.191cm" table:align="left" style:writing-mode="lr-tb"/>
    </style:style>
    <style:style style:name="Tabel26.A" style:family="table-column">
      <style:table-column-properties style:column-width="3.124cm"/>
    </style:style>
    <style:style style:name="Tabel26.E" style:family="table-column">
      <style:table-column-properties style:column-width="3.126cm"/>
    </style:style>
    <style:style style:name="Tabel26.1" style:family="table-row">
      <style:table-row-properties fo:keep-together="always"/>
    </style:style>
    <style:style style:name="Tabel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26.2" style:family="table-row">
      <style:table-row-properties fo:keep-together="auto"/>
    </style:style>
    <style:style style:name="P1" style:family="paragraph" style:parent-style-name="Standard" style:list-style-name="WW8Num1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12"/>
    <style:style style:name="P4" style:family="paragraph" style:parent-style-name="Standard">
      <style:paragraph-properties fo:margin-left="1.27cm" fo:margin-right="0cm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style:font-name="Symbol" fo:font-size="16pt" style:font-size-asian="16pt" style:font-name-complex="Symbo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style:font-name="Symbol" fo:font-size="16pt" style:font-size-asian="16pt" style:font-name-complex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502309741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136528526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" text:anchor-type="as-char" svg:width="2.646cm" svg:height="2.646cm" draw:z-index="0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" table:style-name="Tabel1">
        <table:table-column table:style-name="Tabel1.A" table:number-columns-repeated="4"/>
        <table:table-column table:style-name="Tabel1.E"/>
        <table:table-row table:style-name="Tabel1.1">
          <table:table-cell table:style-name="Tabel1.A1" office:value-type="string">
            <text:p text:style-name="P5"/>
          </table:table-cell>
          <table:table-cell table:style-name="Tabel1.A1" table:number-columns-spanned="2" office:value-type="string">
            <text:p text:style-name="P2">New York</text:p>
          </table:table-cell>
          <table:covered-table-cell/>
          <table:table-cell table:style-name="Tabel1.A1" office:value-type="string">
            <text:p text:style-name="P2">Boston</text:p>
          </table:table-cell>
          <table:table-cell table:style-name="Tabel1.A1" office:value-type="string">
            <text:p text:style-name="P2">Detroit</text:p>
          </table:table-cell>
        </table:table-row>
        <table:table-row table:style-name="Tabel1.2">
          <table:table-cell table:style-name="Tabel1.A1" office:value-type="string">
            <text:p text:style-name="Standard">Baseball</text:p>
          </table:table-cell>
          <table:table-cell table:style-name="Tabel1.A1" office:value-type="string">
            <text:p text:style-name="Standard">Mets</text:p>
          </table:table-cell>
          <table:table-cell table:style-name="Tabel1.A1" office:value-type="string">
            <text:p text:style-name="Standard">Yankees</text:p>
          </table:table-cell>
          <table:table-cell table:style-name="Tabel1.A1" office:value-type="string">
            <text:p text:style-name="Standard">Red Sox</text:p>
          </table:table-cell>
          <table:table-cell table:style-name="Tabel1.A1" office:value-type="string">
            <text:p text:style-name="Standard">Tigers</text:p>
          </table:table-cell>
        </table:table-row>
        <table:table-row table:style-name="Tabel1.2">
          <table:table-cell table:style-name="Tabel1.A1" office:value-type="string">
            <text:p text:style-name="Standard">Hockey</text:p>
          </table:table-cell>
          <table:table-cell table:style-name="Tabel1.A1" office:value-type="string">
            <text:p text:style-name="Standard">Rangers</text:p>
          </table:table-cell>
          <table:table-cell table:style-name="Tabel1.A1" office:value-type="string">
            <text:p text:style-name="Standard">Islanders</text:p>
          </table:table-cell>
          <table:table-cell table:style-name="Tabel1.A1" office:value-type="string">
            <text:p text:style-name="Standard">Bruins</text:p>
          </table:table-cell>
          <table:table-cell table:style-name="Tabel1.A1" office:value-type="string">
            <text:p text:style-name="Standard">Red Wings</text:p>
          </table:table-cell>
        </table:table-row>
        <table:table-row table:style-name="Tabel1.2">
          <table:table-cell table:style-name="Tabel1.A1" office:value-type="string">
            <text:p text:style-name="Standard">Football</text:p>
          </table:table-cell>
          <table:table-cell table:style-name="Tabel1.A1" office:value-type="string">
            <text:p text:style-name="Standard">Giants</text:p>
          </table:table-cell>
          <table:table-cell table:style-name="Tabel1.A1" office:value-type="string">
            <text:p text:style-name="Standard">Jets</text:p>
          </table:table-cell>
          <table:table-cell table:style-name="Tabel1.A1" office:value-type="string">
            <text:p text:style-name="Standard">Patriots</text:p>
          </table:table-cell>
          <table:table-cell table:style-name="Tabel1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><text:soft-page-break/></text:p>
      <text:p text:style-name="Standard"><draw:frame draw:style-name="fr2" draw:name="Objek1" text:anchor-type="as-char" svg:width="8.945cm" svg:height="3.18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This concludes our test.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502309741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53582961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136528526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87038263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2" text:anchor-type="as-char" svg:width="2.646cm" svg:height="2.646cm" draw:z-index="2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" table:style-name="Tabel2">
        <table:table-column table:style-name="Tabel2.A" table:number-columns-repeated="4"/>
        <table:table-column table:style-name="Tabel2.E"/>
        <table:table-row table:style-name="Tabel2.1">
          <table:table-cell table:style-name="Tabel2.A1" office:value-type="string">
            <text:p text:style-name="P5"/>
          </table:table-cell>
          <table:table-cell table:style-name="Tabel2.A1" table:number-columns-spanned="2" office:value-type="string">
            <text:p text:style-name="P2">New York</text:p>
          </table:table-cell>
          <table:covered-table-cell/>
          <table:table-cell table:style-name="Tabel2.A1" office:value-type="string">
            <text:p text:style-name="P2">Boston</text:p>
          </table:table-cell>
          <table:table-cell table:style-name="Tabel2.A1" office:value-type="string">
            <text:p text:style-name="P2">Detroit</text:p>
          </table:table-cell>
        </table:table-row>
        <table:table-row table:style-name="Tabel2.2">
          <table:table-cell table:style-name="Tabel2.A1" office:value-type="string">
            <text:p text:style-name="Standard">Baseball</text:p>
          </table:table-cell>
          <table:table-cell table:style-name="Tabel2.A1" office:value-type="string">
            <text:p text:style-name="Standard">Mets</text:p>
          </table:table-cell>
          <table:table-cell table:style-name="Tabel2.A1" office:value-type="string">
            <text:p text:style-name="Standard">Yankees</text:p>
          </table:table-cell>
          <table:table-cell table:style-name="Tabel2.A1" office:value-type="string">
            <text:p text:style-name="Standard">Red Sox</text:p>
          </table:table-cell>
          <table:table-cell table:style-name="Tabel2.A1" office:value-type="string">
            <text:p text:style-name="Standard">Tigers</text:p>
          </table:table-cell>
        </table:table-row>
        <table:table-row table:style-name="Tabel2.2">
          <table:table-cell table:style-name="Tabel2.A1" office:value-type="string">
            <text:p text:style-name="Standard">Hockey</text:p>
          </table:table-cell>
          <table:table-cell table:style-name="Tabel2.A1" office:value-type="string">
            <text:p text:style-name="Standard">Rangers</text:p>
          </table:table-cell>
          <table:table-cell table:style-name="Tabel2.A1" office:value-type="string">
            <text:p text:style-name="Standard">Islanders</text:p>
          </table:table-cell>
          <table:table-cell table:style-name="Tabel2.A1" office:value-type="string">
            <text:p text:style-name="Standard">Bruins</text:p>
          </table:table-cell>
          <table:table-cell table:style-name="Tabel2.A1" office:value-type="string">
            <text:p text:style-name="Standard">Red Wings</text:p>
          </table:table-cell>
        </table:table-row>
        <table:table-row table:style-name="Tabel2.2">
          <table:table-cell table:style-name="Tabel2.A1" office:value-type="string">
            <text:p text:style-name="Standard">Football</text:p>
          </table:table-cell>
          <table:table-cell table:style-name="Tabel2.A1" office:value-type="string">
            <text:p text:style-name="Standard">Giants</text:p>
          </table:table-cell>
          <table:table-cell table:style-name="Tabel2.A1" office:value-type="string">
            <text:p text:style-name="Standard">Jets</text:p>
          </table:table-cell>
          <table:table-cell table:style-name="Tabel2.A1" office:value-type="string">
            <text:p text:style-name="Standard">Patriots</text:p>
          </table:table-cell>
          <table:table-cell table:style-name="Tabel2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2" text:anchor-type="as-char" svg:width="8.945cm" svg:height="3.18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53582961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567922399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87038263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647392902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3" text:anchor-type="as-char" svg:width="2.646cm" svg:height="2.646cm" draw:z-index="4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3" table:style-name="Tabel3">
        <table:table-column table:style-name="Tabel3.A" table:number-columns-repeated="4"/>
        <table:table-column table:style-name="Tabel3.E"/>
        <table:table-row table:style-name="Tabel3.1">
          <table:table-cell table:style-name="Tabel3.A1" office:value-type="string">
            <text:p text:style-name="P5"/>
          </table:table-cell>
          <table:table-cell table:style-name="Tabel3.A1" table:number-columns-spanned="2" office:value-type="string">
            <text:p text:style-name="P2">New York</text:p>
          </table:table-cell>
          <table:covered-table-cell/>
          <table:table-cell table:style-name="Tabel3.A1" office:value-type="string">
            <text:p text:style-name="P2">Boston</text:p>
          </table:table-cell>
          <table:table-cell table:style-name="Tabel3.A1" office:value-type="string">
            <text:p text:style-name="P2">Detroit</text:p>
          </table:table-cell>
        </table:table-row>
        <table:table-row table:style-name="Tabel3.2">
          <table:table-cell table:style-name="Tabel3.A1" office:value-type="string">
            <text:p text:style-name="Standard">Baseball</text:p>
          </table:table-cell>
          <table:table-cell table:style-name="Tabel3.A1" office:value-type="string">
            <text:p text:style-name="Standard">Mets</text:p>
          </table:table-cell>
          <table:table-cell table:style-name="Tabel3.A1" office:value-type="string">
            <text:p text:style-name="Standard">Yankees</text:p>
          </table:table-cell>
          <table:table-cell table:style-name="Tabel3.A1" office:value-type="string">
            <text:p text:style-name="Standard">Red Sox</text:p>
          </table:table-cell>
          <table:table-cell table:style-name="Tabel3.A1" office:value-type="string">
            <text:p text:style-name="Standard">Tigers</text:p>
          </table:table-cell>
        </table:table-row>
        <table:table-row table:style-name="Tabel3.2">
          <table:table-cell table:style-name="Tabel3.A1" office:value-type="string">
            <text:p text:style-name="Standard">Hockey</text:p>
          </table:table-cell>
          <table:table-cell table:style-name="Tabel3.A1" office:value-type="string">
            <text:p text:style-name="Standard">Rangers</text:p>
          </table:table-cell>
          <table:table-cell table:style-name="Tabel3.A1" office:value-type="string">
            <text:p text:style-name="Standard">Islanders</text:p>
          </table:table-cell>
          <table:table-cell table:style-name="Tabel3.A1" office:value-type="string">
            <text:p text:style-name="Standard">Bruins</text:p>
          </table:table-cell>
          <table:table-cell table:style-name="Tabel3.A1" office:value-type="string">
            <text:p text:style-name="Standard">Red Wings</text:p>
          </table:table-cell>
        </table:table-row>
        <table:table-row table:style-name="Tabel3.2">
          <table:table-cell table:style-name="Tabel3.A1" office:value-type="string">
            <text:p text:style-name="Standard">Football</text:p>
          </table:table-cell>
          <table:table-cell table:style-name="Tabel3.A1" office:value-type="string">
            <text:p text:style-name="Standard">Giants</text:p>
          </table:table-cell>
          <table:table-cell table:style-name="Tabel3.A1" office:value-type="string">
            <text:p text:style-name="Standard">Jets</text:p>
          </table:table-cell>
          <table:table-cell table:style-name="Tabel3.A1" office:value-type="string">
            <text:p text:style-name="Standard">Patriots</text:p>
          </table:table-cell>
          <table:table-cell table:style-name="Tabel3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3" text:anchor-type="as-char" svg:width="8.945cm" svg:height="3.18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567922399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576106663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647392902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63001978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4" text:anchor-type="as-char" svg:width="2.646cm" svg:height="2.646cm" draw:z-index="6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4" table:style-name="Tabel4">
        <table:table-column table:style-name="Tabel4.A" table:number-columns-repeated="4"/>
        <table:table-column table:style-name="Tabel4.E"/>
        <table:table-row table:style-name="Tabel4.1">
          <table:table-cell table:style-name="Tabel4.A1" office:value-type="string">
            <text:p text:style-name="P5"/>
          </table:table-cell>
          <table:table-cell table:style-name="Tabel4.A1" table:number-columns-spanned="2" office:value-type="string">
            <text:p text:style-name="P2">New York</text:p>
          </table:table-cell>
          <table:covered-table-cell/>
          <table:table-cell table:style-name="Tabel4.A1" office:value-type="string">
            <text:p text:style-name="P2">Boston</text:p>
          </table:table-cell>
          <table:table-cell table:style-name="Tabel4.A1" office:value-type="string">
            <text:p text:style-name="P2">Detroit</text:p>
          </table:table-cell>
        </table:table-row>
        <table:table-row table:style-name="Tabel4.2">
          <table:table-cell table:style-name="Tabel4.A1" office:value-type="string">
            <text:p text:style-name="Standard">Baseball</text:p>
          </table:table-cell>
          <table:table-cell table:style-name="Tabel4.A1" office:value-type="string">
            <text:p text:style-name="Standard">Mets</text:p>
          </table:table-cell>
          <table:table-cell table:style-name="Tabel4.A1" office:value-type="string">
            <text:p text:style-name="Standard">Yankees</text:p>
          </table:table-cell>
          <table:table-cell table:style-name="Tabel4.A1" office:value-type="string">
            <text:p text:style-name="Standard">Red Sox</text:p>
          </table:table-cell>
          <table:table-cell table:style-name="Tabel4.A1" office:value-type="string">
            <text:p text:style-name="Standard">Tigers</text:p>
          </table:table-cell>
        </table:table-row>
        <table:table-row table:style-name="Tabel4.2">
          <table:table-cell table:style-name="Tabel4.A1" office:value-type="string">
            <text:p text:style-name="Standard">Hockey</text:p>
          </table:table-cell>
          <table:table-cell table:style-name="Tabel4.A1" office:value-type="string">
            <text:p text:style-name="Standard">Rangers</text:p>
          </table:table-cell>
          <table:table-cell table:style-name="Tabel4.A1" office:value-type="string">
            <text:p text:style-name="Standard">Islanders</text:p>
          </table:table-cell>
          <table:table-cell table:style-name="Tabel4.A1" office:value-type="string">
            <text:p text:style-name="Standard">Bruins</text:p>
          </table:table-cell>
          <table:table-cell table:style-name="Tabel4.A1" office:value-type="string">
            <text:p text:style-name="Standard">Red Wings</text:p>
          </table:table-cell>
        </table:table-row>
        <table:table-row table:style-name="Tabel4.2">
          <table:table-cell table:style-name="Tabel4.A1" office:value-type="string">
            <text:p text:style-name="Standard">Football</text:p>
          </table:table-cell>
          <table:table-cell table:style-name="Tabel4.A1" office:value-type="string">
            <text:p text:style-name="Standard">Giants</text:p>
          </table:table-cell>
          <table:table-cell table:style-name="Tabel4.A1" office:value-type="string">
            <text:p text:style-name="Standard">Jets</text:p>
          </table:table-cell>
          <table:table-cell table:style-name="Tabel4.A1" office:value-type="string">
            <text:p text:style-name="Standard">Patriots</text:p>
          </table:table-cell>
          <table:table-cell table:style-name="Tabel4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4" text:anchor-type="as-char" svg:width="8.945cm" svg:height="3.187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57610666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881353213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63001978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976270245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5" text:anchor-type="as-char" svg:width="2.646cm" svg:height="2.646cm" draw:z-index="8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5" table:style-name="Tabel5">
        <table:table-column table:style-name="Tabel5.A" table:number-columns-repeated="4"/>
        <table:table-column table:style-name="Tabel5.E"/>
        <table:table-row table:style-name="Tabel5.1">
          <table:table-cell table:style-name="Tabel5.A1" office:value-type="string">
            <text:p text:style-name="P5"/>
          </table:table-cell>
          <table:table-cell table:style-name="Tabel5.A1" table:number-columns-spanned="2" office:value-type="string">
            <text:p text:style-name="P2">New York</text:p>
          </table:table-cell>
          <table:covered-table-cell/>
          <table:table-cell table:style-name="Tabel5.A1" office:value-type="string">
            <text:p text:style-name="P2">Boston</text:p>
          </table:table-cell>
          <table:table-cell table:style-name="Tabel5.A1" office:value-type="string">
            <text:p text:style-name="P2">Detroit</text:p>
          </table:table-cell>
        </table:table-row>
        <table:table-row table:style-name="Tabel5.2">
          <table:table-cell table:style-name="Tabel5.A1" office:value-type="string">
            <text:p text:style-name="Standard">Baseball</text:p>
          </table:table-cell>
          <table:table-cell table:style-name="Tabel5.A1" office:value-type="string">
            <text:p text:style-name="Standard">Mets</text:p>
          </table:table-cell>
          <table:table-cell table:style-name="Tabel5.A1" office:value-type="string">
            <text:p text:style-name="Standard">Yankees</text:p>
          </table:table-cell>
          <table:table-cell table:style-name="Tabel5.A1" office:value-type="string">
            <text:p text:style-name="Standard">Red Sox</text:p>
          </table:table-cell>
          <table:table-cell table:style-name="Tabel5.A1" office:value-type="string">
            <text:p text:style-name="Standard">Tigers</text:p>
          </table:table-cell>
        </table:table-row>
        <table:table-row table:style-name="Tabel5.2">
          <table:table-cell table:style-name="Tabel5.A1" office:value-type="string">
            <text:p text:style-name="Standard">Hockey</text:p>
          </table:table-cell>
          <table:table-cell table:style-name="Tabel5.A1" office:value-type="string">
            <text:p text:style-name="Standard">Rangers</text:p>
          </table:table-cell>
          <table:table-cell table:style-name="Tabel5.A1" office:value-type="string">
            <text:p text:style-name="Standard">Islanders</text:p>
          </table:table-cell>
          <table:table-cell table:style-name="Tabel5.A1" office:value-type="string">
            <text:p text:style-name="Standard">Bruins</text:p>
          </table:table-cell>
          <table:table-cell table:style-name="Tabel5.A1" office:value-type="string">
            <text:p text:style-name="Standard">Red Wings</text:p>
          </table:table-cell>
        </table:table-row>
        <table:table-row table:style-name="Tabel5.2">
          <table:table-cell table:style-name="Tabel5.A1" office:value-type="string">
            <text:p text:style-name="Standard">Football</text:p>
          </table:table-cell>
          <table:table-cell table:style-name="Tabel5.A1" office:value-type="string">
            <text:p text:style-name="Standard">Giants</text:p>
          </table:table-cell>
          <table:table-cell table:style-name="Tabel5.A1" office:value-type="string">
            <text:p text:style-name="Standard">Jets</text:p>
          </table:table-cell>
          <table:table-cell table:style-name="Tabel5.A1" office:value-type="string">
            <text:p text:style-name="Standard">Patriots</text:p>
          </table:table-cell>
          <table:table-cell table:style-name="Tabel5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5" text:anchor-type="as-char" svg:width="8.945cm" svg:height="3.187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88135321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35756438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976270245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239852619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6" text:anchor-type="as-char" svg:width="2.646cm" svg:height="2.646cm" draw:z-index="10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6" table:style-name="Tabel6">
        <table:table-column table:style-name="Tabel6.A" table:number-columns-repeated="4"/>
        <table:table-column table:style-name="Tabel6.E"/>
        <table:table-row table:style-name="Tabel6.1">
          <table:table-cell table:style-name="Tabel6.A1" office:value-type="string">
            <text:p text:style-name="P5"/>
          </table:table-cell>
          <table:table-cell table:style-name="Tabel6.A1" table:number-columns-spanned="2" office:value-type="string">
            <text:p text:style-name="P2">New York</text:p>
          </table:table-cell>
          <table:covered-table-cell/>
          <table:table-cell table:style-name="Tabel6.A1" office:value-type="string">
            <text:p text:style-name="P2">Boston</text:p>
          </table:table-cell>
          <table:table-cell table:style-name="Tabel6.A1" office:value-type="string">
            <text:p text:style-name="P2">Detroit</text:p>
          </table:table-cell>
        </table:table-row>
        <table:table-row table:style-name="Tabel6.2">
          <table:table-cell table:style-name="Tabel6.A1" office:value-type="string">
            <text:p text:style-name="Standard">Baseball</text:p>
          </table:table-cell>
          <table:table-cell table:style-name="Tabel6.A1" office:value-type="string">
            <text:p text:style-name="Standard">Mets</text:p>
          </table:table-cell>
          <table:table-cell table:style-name="Tabel6.A1" office:value-type="string">
            <text:p text:style-name="Standard">Yankees</text:p>
          </table:table-cell>
          <table:table-cell table:style-name="Tabel6.A1" office:value-type="string">
            <text:p text:style-name="Standard">Red Sox</text:p>
          </table:table-cell>
          <table:table-cell table:style-name="Tabel6.A1" office:value-type="string">
            <text:p text:style-name="Standard">Tigers</text:p>
          </table:table-cell>
        </table:table-row>
        <table:table-row table:style-name="Tabel6.2">
          <table:table-cell table:style-name="Tabel6.A1" office:value-type="string">
            <text:p text:style-name="Standard">Hockey</text:p>
          </table:table-cell>
          <table:table-cell table:style-name="Tabel6.A1" office:value-type="string">
            <text:p text:style-name="Standard">Rangers</text:p>
          </table:table-cell>
          <table:table-cell table:style-name="Tabel6.A1" office:value-type="string">
            <text:p text:style-name="Standard">Islanders</text:p>
          </table:table-cell>
          <table:table-cell table:style-name="Tabel6.A1" office:value-type="string">
            <text:p text:style-name="Standard">Bruins</text:p>
          </table:table-cell>
          <table:table-cell table:style-name="Tabel6.A1" office:value-type="string">
            <text:p text:style-name="Standard">Red Wings</text:p>
          </table:table-cell>
        </table:table-row>
        <table:table-row table:style-name="Tabel6.2">
          <table:table-cell table:style-name="Tabel6.A1" office:value-type="string">
            <text:p text:style-name="Standard">Football</text:p>
          </table:table-cell>
          <table:table-cell table:style-name="Tabel6.A1" office:value-type="string">
            <text:p text:style-name="Standard">Giants</text:p>
          </table:table-cell>
          <table:table-cell table:style-name="Tabel6.A1" office:value-type="string">
            <text:p text:style-name="Standard">Jets</text:p>
          </table:table-cell>
          <table:table-cell table:style-name="Tabel6.A1" office:value-type="string">
            <text:p text:style-name="Standard">Patriots</text:p>
          </table:table-cell>
          <table:table-cell table:style-name="Tabel6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6" text:anchor-type="as-char" svg:width="8.945cm" svg:height="3.187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35756438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064903293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239852619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64268944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7" text:anchor-type="as-char" svg:width="2.646cm" svg:height="2.646cm" draw:z-index="12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7" table:style-name="Tabel7">
        <table:table-column table:style-name="Tabel7.A" table:number-columns-repeated="4"/>
        <table:table-column table:style-name="Tabel7.E"/>
        <table:table-row table:style-name="Tabel7.1">
          <table:table-cell table:style-name="Tabel7.A1" office:value-type="string">
            <text:p text:style-name="P5"/>
          </table:table-cell>
          <table:table-cell table:style-name="Tabel7.A1" table:number-columns-spanned="2" office:value-type="string">
            <text:p text:style-name="P2">New York</text:p>
          </table:table-cell>
          <table:covered-table-cell/>
          <table:table-cell table:style-name="Tabel7.A1" office:value-type="string">
            <text:p text:style-name="P2">Boston</text:p>
          </table:table-cell>
          <table:table-cell table:style-name="Tabel7.A1" office:value-type="string">
            <text:p text:style-name="P2">Detroit</text:p>
          </table:table-cell>
        </table:table-row>
        <table:table-row table:style-name="Tabel7.2">
          <table:table-cell table:style-name="Tabel7.A1" office:value-type="string">
            <text:p text:style-name="Standard">Baseball</text:p>
          </table:table-cell>
          <table:table-cell table:style-name="Tabel7.A1" office:value-type="string">
            <text:p text:style-name="Standard">Mets</text:p>
          </table:table-cell>
          <table:table-cell table:style-name="Tabel7.A1" office:value-type="string">
            <text:p text:style-name="Standard">Yankees</text:p>
          </table:table-cell>
          <table:table-cell table:style-name="Tabel7.A1" office:value-type="string">
            <text:p text:style-name="Standard">Red Sox</text:p>
          </table:table-cell>
          <table:table-cell table:style-name="Tabel7.A1" office:value-type="string">
            <text:p text:style-name="Standard">Tigers</text:p>
          </table:table-cell>
        </table:table-row>
        <table:table-row table:style-name="Tabel7.2">
          <table:table-cell table:style-name="Tabel7.A1" office:value-type="string">
            <text:p text:style-name="Standard">Hockey</text:p>
          </table:table-cell>
          <table:table-cell table:style-name="Tabel7.A1" office:value-type="string">
            <text:p text:style-name="Standard">Rangers</text:p>
          </table:table-cell>
          <table:table-cell table:style-name="Tabel7.A1" office:value-type="string">
            <text:p text:style-name="Standard">Islanders</text:p>
          </table:table-cell>
          <table:table-cell table:style-name="Tabel7.A1" office:value-type="string">
            <text:p text:style-name="Standard">Bruins</text:p>
          </table:table-cell>
          <table:table-cell table:style-name="Tabel7.A1" office:value-type="string">
            <text:p text:style-name="Standard">Red Wings</text:p>
          </table:table-cell>
        </table:table-row>
        <table:table-row table:style-name="Tabel7.2">
          <table:table-cell table:style-name="Tabel7.A1" office:value-type="string">
            <text:p text:style-name="Standard">Football</text:p>
          </table:table-cell>
          <table:table-cell table:style-name="Tabel7.A1" office:value-type="string">
            <text:p text:style-name="Standard">Giants</text:p>
          </table:table-cell>
          <table:table-cell table:style-name="Tabel7.A1" office:value-type="string">
            <text:p text:style-name="Standard">Jets</text:p>
          </table:table-cell>
          <table:table-cell table:style-name="Tabel7.A1" office:value-type="string">
            <text:p text:style-name="Standard">Patriots</text:p>
          </table:table-cell>
          <table:table-cell table:style-name="Tabel7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7" text:anchor-type="as-char" svg:width="8.945cm" svg:height="3.18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06490329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250709596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64268944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553722278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8" text:anchor-type="as-char" svg:width="2.646cm" svg:height="2.646cm" draw:z-index="14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8" table:style-name="Tabel8">
        <table:table-column table:style-name="Tabel8.A" table:number-columns-repeated="4"/>
        <table:table-column table:style-name="Tabel8.E"/>
        <table:table-row table:style-name="Tabel8.1">
          <table:table-cell table:style-name="Tabel8.A1" office:value-type="string">
            <text:p text:style-name="P5"/>
          </table:table-cell>
          <table:table-cell table:style-name="Tabel8.A1" table:number-columns-spanned="2" office:value-type="string">
            <text:p text:style-name="P2">New York</text:p>
          </table:table-cell>
          <table:covered-table-cell/>
          <table:table-cell table:style-name="Tabel8.A1" office:value-type="string">
            <text:p text:style-name="P2">Boston</text:p>
          </table:table-cell>
          <table:table-cell table:style-name="Tabel8.A1" office:value-type="string">
            <text:p text:style-name="P2">Detroit</text:p>
          </table:table-cell>
        </table:table-row>
        <table:table-row table:style-name="Tabel8.2">
          <table:table-cell table:style-name="Tabel8.A1" office:value-type="string">
            <text:p text:style-name="Standard">Baseball</text:p>
          </table:table-cell>
          <table:table-cell table:style-name="Tabel8.A1" office:value-type="string">
            <text:p text:style-name="Standard">Mets</text:p>
          </table:table-cell>
          <table:table-cell table:style-name="Tabel8.A1" office:value-type="string">
            <text:p text:style-name="Standard">Yankees</text:p>
          </table:table-cell>
          <table:table-cell table:style-name="Tabel8.A1" office:value-type="string">
            <text:p text:style-name="Standard">Red Sox</text:p>
          </table:table-cell>
          <table:table-cell table:style-name="Tabel8.A1" office:value-type="string">
            <text:p text:style-name="Standard">Tigers</text:p>
          </table:table-cell>
        </table:table-row>
        <table:table-row table:style-name="Tabel8.2">
          <table:table-cell table:style-name="Tabel8.A1" office:value-type="string">
            <text:p text:style-name="Standard">Hockey</text:p>
          </table:table-cell>
          <table:table-cell table:style-name="Tabel8.A1" office:value-type="string">
            <text:p text:style-name="Standard">Rangers</text:p>
          </table:table-cell>
          <table:table-cell table:style-name="Tabel8.A1" office:value-type="string">
            <text:p text:style-name="Standard">Islanders</text:p>
          </table:table-cell>
          <table:table-cell table:style-name="Tabel8.A1" office:value-type="string">
            <text:p text:style-name="Standard">Bruins</text:p>
          </table:table-cell>
          <table:table-cell table:style-name="Tabel8.A1" office:value-type="string">
            <text:p text:style-name="Standard">Red Wings</text:p>
          </table:table-cell>
        </table:table-row>
        <table:table-row table:style-name="Tabel8.2">
          <table:table-cell table:style-name="Tabel8.A1" office:value-type="string">
            <text:p text:style-name="Standard">Football</text:p>
          </table:table-cell>
          <table:table-cell table:style-name="Tabel8.A1" office:value-type="string">
            <text:p text:style-name="Standard">Giants</text:p>
          </table:table-cell>
          <table:table-cell table:style-name="Tabel8.A1" office:value-type="string">
            <text:p text:style-name="Standard">Jets</text:p>
          </table:table-cell>
          <table:table-cell table:style-name="Tabel8.A1" office:value-type="string">
            <text:p text:style-name="Standard">Patriots</text:p>
          </table:table-cell>
          <table:table-cell table:style-name="Tabel8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8" text:anchor-type="as-char" svg:width="8.945cm" svg:height="3.18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250709596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331709866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553722278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68310019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9" text:anchor-type="as-char" svg:width="2.646cm" svg:height="2.646cm" draw:z-index="16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9" table:style-name="Tabel9">
        <table:table-column table:style-name="Tabel9.A" table:number-columns-repeated="4"/>
        <table:table-column table:style-name="Tabel9.E"/>
        <table:table-row table:style-name="Tabel9.1">
          <table:table-cell table:style-name="Tabel9.A1" office:value-type="string">
            <text:p text:style-name="P5"/>
          </table:table-cell>
          <table:table-cell table:style-name="Tabel9.A1" table:number-columns-spanned="2" office:value-type="string">
            <text:p text:style-name="P2">New York</text:p>
          </table:table-cell>
          <table:covered-table-cell/>
          <table:table-cell table:style-name="Tabel9.A1" office:value-type="string">
            <text:p text:style-name="P2">Boston</text:p>
          </table:table-cell>
          <table:table-cell table:style-name="Tabel9.A1" office:value-type="string">
            <text:p text:style-name="P2">Detroit</text:p>
          </table:table-cell>
        </table:table-row>
        <table:table-row table:style-name="Tabel9.2">
          <table:table-cell table:style-name="Tabel9.A1" office:value-type="string">
            <text:p text:style-name="Standard">Baseball</text:p>
          </table:table-cell>
          <table:table-cell table:style-name="Tabel9.A1" office:value-type="string">
            <text:p text:style-name="Standard">Mets</text:p>
          </table:table-cell>
          <table:table-cell table:style-name="Tabel9.A1" office:value-type="string">
            <text:p text:style-name="Standard">Yankees</text:p>
          </table:table-cell>
          <table:table-cell table:style-name="Tabel9.A1" office:value-type="string">
            <text:p text:style-name="Standard">Red Sox</text:p>
          </table:table-cell>
          <table:table-cell table:style-name="Tabel9.A1" office:value-type="string">
            <text:p text:style-name="Standard">Tigers</text:p>
          </table:table-cell>
        </table:table-row>
        <table:table-row table:style-name="Tabel9.2">
          <table:table-cell table:style-name="Tabel9.A1" office:value-type="string">
            <text:p text:style-name="Standard">Hockey</text:p>
          </table:table-cell>
          <table:table-cell table:style-name="Tabel9.A1" office:value-type="string">
            <text:p text:style-name="Standard">Rangers</text:p>
          </table:table-cell>
          <table:table-cell table:style-name="Tabel9.A1" office:value-type="string">
            <text:p text:style-name="Standard">Islanders</text:p>
          </table:table-cell>
          <table:table-cell table:style-name="Tabel9.A1" office:value-type="string">
            <text:p text:style-name="Standard">Bruins</text:p>
          </table:table-cell>
          <table:table-cell table:style-name="Tabel9.A1" office:value-type="string">
            <text:p text:style-name="Standard">Red Wings</text:p>
          </table:table-cell>
        </table:table-row>
        <table:table-row table:style-name="Tabel9.2">
          <table:table-cell table:style-name="Tabel9.A1" office:value-type="string">
            <text:p text:style-name="Standard">Football</text:p>
          </table:table-cell>
          <table:table-cell table:style-name="Tabel9.A1" office:value-type="string">
            <text:p text:style-name="Standard">Giants</text:p>
          </table:table-cell>
          <table:table-cell table:style-name="Tabel9.A1" office:value-type="string">
            <text:p text:style-name="Standard">Jets</text:p>
          </table:table-cell>
          <table:table-cell table:style-name="Tabel9.A1" office:value-type="string">
            <text:p text:style-name="Standard">Patriots</text:p>
          </table:table-cell>
          <table:table-cell table:style-name="Tabel9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9" text:anchor-type="as-char" svg:width="8.945cm" svg:height="3.187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331709866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327451119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68310019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613045887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10" text:anchor-type="as-char" svg:width="2.646cm" svg:height="2.646cm" draw:z-index="18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0" table:style-name="Tabel10">
        <table:table-column table:style-name="Tabel10.A" table:number-columns-repeated="4"/>
        <table:table-column table:style-name="Tabel10.E"/>
        <table:table-row table:style-name="Tabel10.1">
          <table:table-cell table:style-name="Tabel10.A1" office:value-type="string">
            <text:p text:style-name="P5"/>
          </table:table-cell>
          <table:table-cell table:style-name="Tabel10.A1" table:number-columns-spanned="2" office:value-type="string">
            <text:p text:style-name="P2">New York</text:p>
          </table:table-cell>
          <table:covered-table-cell/>
          <table:table-cell table:style-name="Tabel10.A1" office:value-type="string">
            <text:p text:style-name="P2">Boston</text:p>
          </table:table-cell>
          <table:table-cell table:style-name="Tabel10.A1" office:value-type="string">
            <text:p text:style-name="P2">Detroit</text:p>
          </table:table-cell>
        </table:table-row>
        <table:table-row table:style-name="Tabel10.2">
          <table:table-cell table:style-name="Tabel10.A1" office:value-type="string">
            <text:p text:style-name="Standard">Baseball</text:p>
          </table:table-cell>
          <table:table-cell table:style-name="Tabel10.A1" office:value-type="string">
            <text:p text:style-name="Standard">Mets</text:p>
          </table:table-cell>
          <table:table-cell table:style-name="Tabel10.A1" office:value-type="string">
            <text:p text:style-name="Standard">Yankees</text:p>
          </table:table-cell>
          <table:table-cell table:style-name="Tabel10.A1" office:value-type="string">
            <text:p text:style-name="Standard">Red Sox</text:p>
          </table:table-cell>
          <table:table-cell table:style-name="Tabel10.A1" office:value-type="string">
            <text:p text:style-name="Standard">Tigers</text:p>
          </table:table-cell>
        </table:table-row>
      </table:table>
      <text:p text:style-name="P6"/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327451119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498677957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613045887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25657447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11" text:anchor-type="as-char" svg:width="2.646cm" svg:height="2.646cm" draw:z-index="19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1" table:style-name="Tabel11">
        <table:table-column table:style-name="Tabel11.A" table:number-columns-repeated="4"/>
        <table:table-column table:style-name="Tabel11.E"/>
        <table:table-row table:style-name="Tabel11.1">
          <table:table-cell table:style-name="Tabel11.A1" office:value-type="string">
            <text:p text:style-name="P5"/>
          </table:table-cell>
          <table:table-cell table:style-name="Tabel11.A1" table:number-columns-spanned="2" office:value-type="string">
            <text:p text:style-name="P2">New York</text:p>
          </table:table-cell>
          <table:covered-table-cell/>
          <table:table-cell table:style-name="Tabel11.A1" office:value-type="string">
            <text:p text:style-name="P2">Boston</text:p>
          </table:table-cell>
          <table:table-cell table:style-name="Tabel11.A1" office:value-type="string">
            <text:p text:style-name="P2">Detroit</text:p>
          </table:table-cell>
        </table:table-row>
        <table:table-row table:style-name="Tabel11.2">
          <table:table-cell table:style-name="Tabel11.A1" office:value-type="string">
            <text:p text:style-name="Standard">Baseball</text:p>
          </table:table-cell>
          <table:table-cell table:style-name="Tabel11.A1" office:value-type="string">
            <text:p text:style-name="Standard">Mets</text:p>
          </table:table-cell>
          <table:table-cell table:style-name="Tabel11.A1" office:value-type="string">
            <text:p text:style-name="Standard">Yankees</text:p>
          </table:table-cell>
          <table:table-cell table:style-name="Tabel11.A1" office:value-type="string">
            <text:p text:style-name="Standard">Red Sox</text:p>
          </table:table-cell>
          <table:table-cell table:style-name="Tabel11.A1" office:value-type="string">
            <text:p text:style-name="Standard">Tigers</text:p>
          </table:table-cell>
        </table:table-row>
        <table:table-row table:style-name="Tabel11.2">
          <table:table-cell table:style-name="Tabel11.A1" office:value-type="string">
            <text:p text:style-name="Standard">Hockey</text:p>
          </table:table-cell>
          <table:table-cell table:style-name="Tabel11.A1" office:value-type="string">
            <text:p text:style-name="Standard">Rangers</text:p>
          </table:table-cell>
          <table:table-cell table:style-name="Tabel11.A1" office:value-type="string">
            <text:p text:style-name="Standard">Islanders</text:p>
          </table:table-cell>
          <table:table-cell table:style-name="Tabel11.A1" office:value-type="string">
            <text:p text:style-name="Standard">Bruins</text:p>
          </table:table-cell>
          <table:table-cell table:style-name="Tabel11.A1" office:value-type="string">
            <text:p text:style-name="Standard">Red Wings</text:p>
          </table:table-cell>
        </table:table-row>
        <table:table-row table:style-name="Tabel11.2">
          <table:table-cell table:style-name="Tabel11.A1" office:value-type="string">
            <text:p text:style-name="Standard">Football</text:p>
          </table:table-cell>
          <table:table-cell table:style-name="Tabel11.A1" office:value-type="string">
            <text:p text:style-name="Standard">Giants</text:p>
          </table:table-cell>
          <table:table-cell table:style-name="Tabel11.A1" office:value-type="string">
            <text:p text:style-name="Standard">Jets</text:p>
          </table:table-cell>
          <table:table-cell table:style-name="Tabel11.A1" office:value-type="string">
            <text:p text:style-name="Standard">Patriots</text:p>
          </table:table-cell>
          <table:table-cell table:style-name="Tabel11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0" text:anchor-type="as-char" svg:width="8.945cm" svg:height="3.187cm" draw:z-index="2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This concludes our test.</text:p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498677957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35799347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<text:soft-page-break/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25657447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271449535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2" text:anchor-type="as-char" svg:width="2.646cm" svg:height="2.646cm" draw:z-index="21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2" table:style-name="Tabel12">
        <table:table-column table:style-name="Tabel12.A" table:number-columns-repeated="4"/>
        <table:table-column table:style-name="Tabel12.E"/>
        <table:table-row table:style-name="Tabel12.1">
          <table:table-cell table:style-name="Tabel12.A1" office:value-type="string">
            <text:p text:style-name="P5"/>
          </table:table-cell>
          <table:table-cell table:style-name="Tabel12.A1" table:number-columns-spanned="2" office:value-type="string">
            <text:p text:style-name="P2">New York</text:p>
          </table:table-cell>
          <table:covered-table-cell/>
          <table:table-cell table:style-name="Tabel12.A1" office:value-type="string">
            <text:p text:style-name="P2">Boston</text:p>
          </table:table-cell>
          <table:table-cell table:style-name="Tabel12.A1" office:value-type="string">
            <text:p text:style-name="P2">Detroit</text:p>
          </table:table-cell>
        </table:table-row>
        <table:table-row table:style-name="Tabel12.2">
          <table:table-cell table:style-name="Tabel12.A1" office:value-type="string">
            <text:p text:style-name="Standard">Baseball</text:p>
          </table:table-cell>
          <table:table-cell table:style-name="Tabel12.A1" office:value-type="string">
            <text:p text:style-name="Standard">Mets</text:p>
          </table:table-cell>
          <table:table-cell table:style-name="Tabel12.A1" office:value-type="string">
            <text:p text:style-name="Standard">Yankees</text:p>
          </table:table-cell>
          <table:table-cell table:style-name="Tabel12.A1" office:value-type="string">
            <text:p text:style-name="Standard">Red Sox</text:p>
          </table:table-cell>
          <table:table-cell table:style-name="Tabel12.A1" office:value-type="string">
            <text:p text:style-name="Standard">Tigers</text:p>
          </table:table-cell>
        </table:table-row>
        <table:table-row table:style-name="Tabel12.2">
          <table:table-cell table:style-name="Tabel12.A1" office:value-type="string">
            <text:p text:style-name="Standard">Hockey</text:p>
          </table:table-cell>
          <table:table-cell table:style-name="Tabel12.A1" office:value-type="string">
            <text:p text:style-name="Standard">Rangers</text:p>
          </table:table-cell>
          <table:table-cell table:style-name="Tabel12.A1" office:value-type="string">
            <text:p text:style-name="Standard">Islanders</text:p>
          </table:table-cell>
          <table:table-cell table:style-name="Tabel12.A1" office:value-type="string">
            <text:p text:style-name="Standard">Bruins</text:p>
          </table:table-cell>
          <table:table-cell table:style-name="Tabel12.A1" office:value-type="string">
            <text:p text:style-name="Standard">Red Wings</text:p>
          </table:table-cell>
        </table:table-row>
        <table:table-row table:style-name="Tabel12.2">
          <table:table-cell table:style-name="Tabel12.A1" office:value-type="string">
            <text:p text:style-name="Standard">Football</text:p>
          </table:table-cell>
          <table:table-cell table:style-name="Tabel12.A1" office:value-type="string">
            <text:p text:style-name="Standard">Giants</text:p>
          </table:table-cell>
          <table:table-cell table:style-name="Tabel12.A1" office:value-type="string">
            <text:p text:style-name="Standard">Jets</text:p>
          </table:table-cell>
          <table:table-cell table:style-name="Tabel12.A1" office:value-type="string">
            <text:p text:style-name="Standard">Patriots</text:p>
          </table:table-cell>
          <table:table-cell table:style-name="Tabel12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1" text:anchor-type="as-char" svg:width="8.945cm" svg:height="3.187cm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35799347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287031622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271449535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867779725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3" text:anchor-type="as-char" svg:width="2.646cm" svg:height="2.646cm" draw:z-index="23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3" table:style-name="Tabel13">
        <table:table-column table:style-name="Tabel13.A" table:number-columns-repeated="4"/>
        <table:table-column table:style-name="Tabel13.E"/>
        <table:table-row table:style-name="Tabel13.1">
          <table:table-cell table:style-name="Tabel13.A1" office:value-type="string">
            <text:p text:style-name="P5"/>
          </table:table-cell>
          <table:table-cell table:style-name="Tabel13.A1" table:number-columns-spanned="2" office:value-type="string">
            <text:p text:style-name="P2">New York</text:p>
          </table:table-cell>
          <table:covered-table-cell/>
          <table:table-cell table:style-name="Tabel13.A1" office:value-type="string">
            <text:p text:style-name="P2">Boston</text:p>
          </table:table-cell>
          <table:table-cell table:style-name="Tabel13.A1" office:value-type="string">
            <text:p text:style-name="P2">Detroit</text:p>
          </table:table-cell>
        </table:table-row>
        <table:table-row table:style-name="Tabel13.2">
          <table:table-cell table:style-name="Tabel13.A1" office:value-type="string">
            <text:p text:style-name="Standard">Baseball</text:p>
          </table:table-cell>
          <table:table-cell table:style-name="Tabel13.A1" office:value-type="string">
            <text:p text:style-name="Standard">Mets</text:p>
          </table:table-cell>
          <table:table-cell table:style-name="Tabel13.A1" office:value-type="string">
            <text:p text:style-name="Standard">Yankees</text:p>
          </table:table-cell>
          <table:table-cell table:style-name="Tabel13.A1" office:value-type="string">
            <text:p text:style-name="Standard">Red Sox</text:p>
          </table:table-cell>
          <table:table-cell table:style-name="Tabel13.A1" office:value-type="string">
            <text:p text:style-name="Standard">Tigers</text:p>
          </table:table-cell>
        </table:table-row>
        <table:table-row table:style-name="Tabel13.2">
          <table:table-cell table:style-name="Tabel13.A1" office:value-type="string">
            <text:p text:style-name="Standard">Hockey</text:p>
          </table:table-cell>
          <table:table-cell table:style-name="Tabel13.A1" office:value-type="string">
            <text:p text:style-name="Standard">Rangers</text:p>
          </table:table-cell>
          <table:table-cell table:style-name="Tabel13.A1" office:value-type="string">
            <text:p text:style-name="Standard">Islanders</text:p>
          </table:table-cell>
          <table:table-cell table:style-name="Tabel13.A1" office:value-type="string">
            <text:p text:style-name="Standard">Bruins</text:p>
          </table:table-cell>
          <table:table-cell table:style-name="Tabel13.A1" office:value-type="string">
            <text:p text:style-name="Standard">Red Wings</text:p>
          </table:table-cell>
        </table:table-row>
        <table:table-row table:style-name="Tabel13.2">
          <table:table-cell table:style-name="Tabel13.A1" office:value-type="string">
            <text:p text:style-name="Standard">Football</text:p>
          </table:table-cell>
          <table:table-cell table:style-name="Tabel13.A1" office:value-type="string">
            <text:p text:style-name="Standard">Giants</text:p>
          </table:table-cell>
          <table:table-cell table:style-name="Tabel13.A1" office:value-type="string">
            <text:p text:style-name="Standard">Jets</text:p>
          </table:table-cell>
          <table:table-cell table:style-name="Tabel13.A1" office:value-type="string">
            <text:p text:style-name="Standard">Patriots</text:p>
          </table:table-cell>
          <table:table-cell table:style-name="Tabel13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2" text:anchor-type="as-char" svg:width="8.945cm" svg:height="3.187cm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287031622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87536578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867779725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544841270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4" text:anchor-type="as-char" svg:width="2.646cm" svg:height="2.646cm" draw:z-index="25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4" table:style-name="Tabel14">
        <table:table-column table:style-name="Tabel14.A" table:number-columns-repeated="4"/>
        <table:table-column table:style-name="Tabel14.E"/>
        <table:table-row table:style-name="Tabel14.1">
          <table:table-cell table:style-name="Tabel14.A1" office:value-type="string">
            <text:p text:style-name="P5"/>
          </table:table-cell>
          <table:table-cell table:style-name="Tabel14.A1" table:number-columns-spanned="2" office:value-type="string">
            <text:p text:style-name="P2">New York</text:p>
          </table:table-cell>
          <table:covered-table-cell/>
          <table:table-cell table:style-name="Tabel14.A1" office:value-type="string">
            <text:p text:style-name="P2">Boston</text:p>
          </table:table-cell>
          <table:table-cell table:style-name="Tabel14.A1" office:value-type="string">
            <text:p text:style-name="P2">Detroit</text:p>
          </table:table-cell>
        </table:table-row>
        <table:table-row table:style-name="Tabel14.2">
          <table:table-cell table:style-name="Tabel14.A1" office:value-type="string">
            <text:p text:style-name="Standard">Baseball</text:p>
          </table:table-cell>
          <table:table-cell table:style-name="Tabel14.A1" office:value-type="string">
            <text:p text:style-name="Standard">Mets</text:p>
          </table:table-cell>
          <table:table-cell table:style-name="Tabel14.A1" office:value-type="string">
            <text:p text:style-name="Standard">Yankees</text:p>
          </table:table-cell>
          <table:table-cell table:style-name="Tabel14.A1" office:value-type="string">
            <text:p text:style-name="Standard">Red Sox</text:p>
          </table:table-cell>
          <table:table-cell table:style-name="Tabel14.A1" office:value-type="string">
            <text:p text:style-name="Standard">Tigers</text:p>
          </table:table-cell>
        </table:table-row>
        <table:table-row table:style-name="Tabel14.2">
          <table:table-cell table:style-name="Tabel14.A1" office:value-type="string">
            <text:p text:style-name="Standard">Hockey</text:p>
          </table:table-cell>
          <table:table-cell table:style-name="Tabel14.A1" office:value-type="string">
            <text:p text:style-name="Standard">Rangers</text:p>
          </table:table-cell>
          <table:table-cell table:style-name="Tabel14.A1" office:value-type="string">
            <text:p text:style-name="Standard">Islanders</text:p>
          </table:table-cell>
          <table:table-cell table:style-name="Tabel14.A1" office:value-type="string">
            <text:p text:style-name="Standard">Bruins</text:p>
          </table:table-cell>
          <table:table-cell table:style-name="Tabel14.A1" office:value-type="string">
            <text:p text:style-name="Standard">Red Wings</text:p>
          </table:table-cell>
        </table:table-row>
        <table:table-row table:style-name="Tabel14.2">
          <table:table-cell table:style-name="Tabel14.A1" office:value-type="string">
            <text:p text:style-name="Standard">Football</text:p>
          </table:table-cell>
          <table:table-cell table:style-name="Tabel14.A1" office:value-type="string">
            <text:p text:style-name="Standard">Giants</text:p>
          </table:table-cell>
          <table:table-cell table:style-name="Tabel14.A1" office:value-type="string">
            <text:p text:style-name="Standard">Jets</text:p>
          </table:table-cell>
          <table:table-cell table:style-name="Tabel14.A1" office:value-type="string">
            <text:p text:style-name="Standard">Patriots</text:p>
          </table:table-cell>
          <table:table-cell table:style-name="Tabel14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13" text:anchor-type="as-char" svg:width="8.945cm" svg:height="3.187cm" draw:z-index="26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87536578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633498437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544841270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312017693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15" text:anchor-type="as-char" svg:width="2.646cm" svg:height="2.646cm" draw:z-index="27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5" table:style-name="Tabel15">
        <table:table-column table:style-name="Tabel15.A" table:number-columns-repeated="4"/>
        <table:table-column table:style-name="Tabel15.E"/>
        <table:table-row table:style-name="Tabel15.1">
          <table:table-cell table:style-name="Tabel15.A1" office:value-type="string">
            <text:p text:style-name="P5"/>
          </table:table-cell>
          <table:table-cell table:style-name="Tabel15.A1" table:number-columns-spanned="2" office:value-type="string">
            <text:p text:style-name="P2">New York</text:p>
          </table:table-cell>
          <table:covered-table-cell/>
          <table:table-cell table:style-name="Tabel15.A1" office:value-type="string">
            <text:p text:style-name="P2">Boston</text:p>
          </table:table-cell>
          <table:table-cell table:style-name="Tabel15.A1" office:value-type="string">
            <text:p text:style-name="P2">Detroit</text:p>
          </table:table-cell>
        </table:table-row>
        <table:table-row table:style-name="Tabel15.2">
          <table:table-cell table:style-name="Tabel15.A1" office:value-type="string">
            <text:p text:style-name="Standard">Baseball</text:p>
          </table:table-cell>
          <table:table-cell table:style-name="Tabel15.A1" office:value-type="string">
            <text:p text:style-name="Standard">Mets</text:p>
          </table:table-cell>
          <table:table-cell table:style-name="Tabel15.A1" office:value-type="string">
            <text:p text:style-name="Standard">Yankees</text:p>
          </table:table-cell>
          <table:table-cell table:style-name="Tabel15.A1" office:value-type="string">
            <text:p text:style-name="Standard">Red Sox</text:p>
          </table:table-cell>
          <table:table-cell table:style-name="Tabel15.A1" office:value-type="string">
            <text:p text:style-name="Standard">Tigers</text:p>
          </table:table-cell>
        </table:table-row>
        <table:table-row table:style-name="Tabel15.2">
          <table:table-cell table:style-name="Tabel15.A1" office:value-type="string">
            <text:p text:style-name="Standard">Hockey</text:p>
          </table:table-cell>
          <table:table-cell table:style-name="Tabel15.A1" office:value-type="string">
            <text:p text:style-name="Standard">Rangers</text:p>
          </table:table-cell>
          <table:table-cell table:style-name="Tabel15.A1" office:value-type="string">
            <text:p text:style-name="Standard">Islanders</text:p>
          </table:table-cell>
          <table:table-cell table:style-name="Tabel15.A1" office:value-type="string">
            <text:p text:style-name="Standard">Bruins</text:p>
          </table:table-cell>
          <table:table-cell table:style-name="Tabel15.A1" office:value-type="string">
            <text:p text:style-name="Standard">Red Wings</text:p>
          </table:table-cell>
        </table:table-row>
        <table:table-row table:style-name="Tabel15.2">
          <table:table-cell table:style-name="Tabel15.A1" office:value-type="string">
            <text:p text:style-name="Standard">Football</text:p>
          </table:table-cell>
          <table:table-cell table:style-name="Tabel15.A1" office:value-type="string">
            <text:p text:style-name="Standard">Giants</text:p>
          </table:table-cell>
          <table:table-cell table:style-name="Tabel15.A1" office:value-type="string">
            <text:p text:style-name="Standard">Jets</text:p>
          </table:table-cell>
          <table:table-cell table:style-name="Tabel15.A1" office:value-type="string">
            <text:p text:style-name="Standard">Patriots</text:p>
          </table:table-cell>
          <table:table-cell table:style-name="Tabel15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4" text:anchor-type="as-char" svg:width="8.945cm" svg:height="3.187cm" draw:z-index="28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633498437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896379083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312017693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814117908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6" text:anchor-type="as-char" svg:width="2.646cm" svg:height="2.646cm" draw:z-index="29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6" table:style-name="Tabel16">
        <table:table-column table:style-name="Tabel16.A" table:number-columns-repeated="4"/>
        <table:table-column table:style-name="Tabel16.E"/>
        <table:table-row table:style-name="Tabel16.1">
          <table:table-cell table:style-name="Tabel16.A1" office:value-type="string">
            <text:p text:style-name="P5"/>
          </table:table-cell>
          <table:table-cell table:style-name="Tabel16.A1" table:number-columns-spanned="2" office:value-type="string">
            <text:p text:style-name="P2">New York</text:p>
          </table:table-cell>
          <table:covered-table-cell/>
          <table:table-cell table:style-name="Tabel16.A1" office:value-type="string">
            <text:p text:style-name="P2">Boston</text:p>
          </table:table-cell>
          <table:table-cell table:style-name="Tabel16.A1" office:value-type="string">
            <text:p text:style-name="P2">Detroit</text:p>
          </table:table-cell>
        </table:table-row>
        <table:table-row table:style-name="Tabel16.2">
          <table:table-cell table:style-name="Tabel16.A1" office:value-type="string">
            <text:p text:style-name="Standard">Baseball</text:p>
          </table:table-cell>
          <table:table-cell table:style-name="Tabel16.A1" office:value-type="string">
            <text:p text:style-name="Standard">Mets</text:p>
          </table:table-cell>
          <table:table-cell table:style-name="Tabel16.A1" office:value-type="string">
            <text:p text:style-name="Standard">Yankees</text:p>
          </table:table-cell>
          <table:table-cell table:style-name="Tabel16.A1" office:value-type="string">
            <text:p text:style-name="Standard">Red Sox</text:p>
          </table:table-cell>
          <table:table-cell table:style-name="Tabel16.A1" office:value-type="string">
            <text:p text:style-name="Standard">Tigers</text:p>
          </table:table-cell>
        </table:table-row>
        <table:table-row table:style-name="Tabel16.2">
          <table:table-cell table:style-name="Tabel16.A1" office:value-type="string">
            <text:p text:style-name="Standard">Hockey</text:p>
          </table:table-cell>
          <table:table-cell table:style-name="Tabel16.A1" office:value-type="string">
            <text:p text:style-name="Standard">Rangers</text:p>
          </table:table-cell>
          <table:table-cell table:style-name="Tabel16.A1" office:value-type="string">
            <text:p text:style-name="Standard">Islanders</text:p>
          </table:table-cell>
          <table:table-cell table:style-name="Tabel16.A1" office:value-type="string">
            <text:p text:style-name="Standard">Bruins</text:p>
          </table:table-cell>
          <table:table-cell table:style-name="Tabel16.A1" office:value-type="string">
            <text:p text:style-name="Standard">Red Wings</text:p>
          </table:table-cell>
        </table:table-row>
        <table:table-row table:style-name="Tabel16.2">
          <table:table-cell table:style-name="Tabel16.A1" office:value-type="string">
            <text:p text:style-name="Standard">Football</text:p>
          </table:table-cell>
          <table:table-cell table:style-name="Tabel16.A1" office:value-type="string">
            <text:p text:style-name="Standard">Giants</text:p>
          </table:table-cell>
          <table:table-cell table:style-name="Tabel16.A1" office:value-type="string">
            <text:p text:style-name="Standard">Jets</text:p>
          </table:table-cell>
          <table:table-cell table:style-name="Tabel16.A1" office:value-type="string">
            <text:p text:style-name="Standard">Patriots</text:p>
          </table:table-cell>
          <table:table-cell table:style-name="Tabel16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5" text:anchor-type="as-char" svg:width="8.945cm" svg:height="3.187cm" draw:z-index="30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<text:soft-page-break/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89637908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409134001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814117908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403130967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7" text:anchor-type="as-char" svg:width="2.646cm" svg:height="2.646cm" draw:z-index="31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7" table:style-name="Tabel17">
        <table:table-column table:style-name="Tabel17.A" table:number-columns-repeated="4"/>
        <table:table-column table:style-name="Tabel17.E"/>
        <table:table-row table:style-name="Tabel17.1">
          <table:table-cell table:style-name="Tabel17.A1" office:value-type="string">
            <text:p text:style-name="P5"/>
          </table:table-cell>
          <table:table-cell table:style-name="Tabel17.A1" table:number-columns-spanned="2" office:value-type="string">
            <text:p text:style-name="P2">New York</text:p>
          </table:table-cell>
          <table:covered-table-cell/>
          <table:table-cell table:style-name="Tabel17.A1" office:value-type="string">
            <text:p text:style-name="P2">Boston</text:p>
          </table:table-cell>
          <table:table-cell table:style-name="Tabel17.A1" office:value-type="string">
            <text:p text:style-name="P2">Detroit</text:p>
          </table:table-cell>
        </table:table-row>
        <table:table-row table:style-name="Tabel17.2">
          <table:table-cell table:style-name="Tabel17.A1" office:value-type="string">
            <text:p text:style-name="Standard">Baseball</text:p>
          </table:table-cell>
          <table:table-cell table:style-name="Tabel17.A1" office:value-type="string">
            <text:p text:style-name="Standard">Mets</text:p>
          </table:table-cell>
          <table:table-cell table:style-name="Tabel17.A1" office:value-type="string">
            <text:p text:style-name="Standard">Yankees</text:p>
          </table:table-cell>
          <table:table-cell table:style-name="Tabel17.A1" office:value-type="string">
            <text:p text:style-name="Standard">Red Sox</text:p>
          </table:table-cell>
          <table:table-cell table:style-name="Tabel17.A1" office:value-type="string">
            <text:p text:style-name="Standard">Tigers</text:p>
          </table:table-cell>
        </table:table-row>
        <table:table-row table:style-name="Tabel17.2">
          <table:table-cell table:style-name="Tabel17.A1" office:value-type="string">
            <text:p text:style-name="Standard">Hockey</text:p>
          </table:table-cell>
          <table:table-cell table:style-name="Tabel17.A1" office:value-type="string">
            <text:p text:style-name="Standard">Rangers</text:p>
          </table:table-cell>
          <table:table-cell table:style-name="Tabel17.A1" office:value-type="string">
            <text:p text:style-name="Standard">Islanders</text:p>
          </table:table-cell>
          <table:table-cell table:style-name="Tabel17.A1" office:value-type="string">
            <text:p text:style-name="Standard">Bruins</text:p>
          </table:table-cell>
          <table:table-cell table:style-name="Tabel17.A1" office:value-type="string">
            <text:p text:style-name="Standard">Red Wings</text:p>
          </table:table-cell>
        </table:table-row>
        <table:table-row table:style-name="Tabel17.2">
          <table:table-cell table:style-name="Tabel17.A1" office:value-type="string">
            <text:p text:style-name="Standard">Football</text:p>
          </table:table-cell>
          <table:table-cell table:style-name="Tabel17.A1" office:value-type="string">
            <text:p text:style-name="Standard">Giants</text:p>
          </table:table-cell>
          <table:table-cell table:style-name="Tabel17.A1" office:value-type="string">
            <text:p text:style-name="Standard">Jets</text:p>
          </table:table-cell>
          <table:table-cell table:style-name="Tabel17.A1" office:value-type="string">
            <text:p text:style-name="Standard">Patriots</text:p>
          </table:table-cell>
          <table:table-cell table:style-name="Tabel17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6" text:anchor-type="as-char" svg:width="8.945cm" svg:height="3.187cm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<text:soft-page-break/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409134001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000215270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403130967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737753727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18" text:anchor-type="as-char" svg:width="2.646cm" svg:height="2.646cm" draw:z-index="33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8" table:style-name="Tabel18">
        <table:table-column table:style-name="Tabel18.A" table:number-columns-repeated="4"/>
        <table:table-column table:style-name="Tabel18.E"/>
        <table:table-row table:style-name="Tabel18.1">
          <table:table-cell table:style-name="Tabel18.A1" office:value-type="string">
            <text:p text:style-name="P5"/>
          </table:table-cell>
          <table:table-cell table:style-name="Tabel18.A1" table:number-columns-spanned="2" office:value-type="string">
            <text:p text:style-name="P2">New York</text:p>
          </table:table-cell>
          <table:covered-table-cell/>
          <table:table-cell table:style-name="Tabel18.A1" office:value-type="string">
            <text:p text:style-name="P2">Boston</text:p>
          </table:table-cell>
          <table:table-cell table:style-name="Tabel18.A1" office:value-type="string">
            <text:p text:style-name="P2">Detroit</text:p>
          </table:table-cell>
        </table:table-row>
        <table:table-row table:style-name="Tabel18.2">
          <table:table-cell table:style-name="Tabel18.A1" office:value-type="string">
            <text:p text:style-name="Standard">Baseball</text:p>
          </table:table-cell>
          <table:table-cell table:style-name="Tabel18.A1" office:value-type="string">
            <text:p text:style-name="Standard">Mets</text:p>
          </table:table-cell>
          <table:table-cell table:style-name="Tabel18.A1" office:value-type="string">
            <text:p text:style-name="Standard">Yankees</text:p>
          </table:table-cell>
          <table:table-cell table:style-name="Tabel18.A1" office:value-type="string">
            <text:p text:style-name="Standard">Red Sox</text:p>
          </table:table-cell>
          <table:table-cell table:style-name="Tabel18.A1" office:value-type="string">
            <text:p text:style-name="Standard">Tigers</text:p>
          </table:table-cell>
        </table:table-row>
        <table:table-row table:style-name="Tabel18.2">
          <table:table-cell table:style-name="Tabel18.A1" office:value-type="string">
            <text:p text:style-name="Standard">Hockey</text:p>
          </table:table-cell>
          <table:table-cell table:style-name="Tabel18.A1" office:value-type="string">
            <text:p text:style-name="Standard">Rangers</text:p>
          </table:table-cell>
          <table:table-cell table:style-name="Tabel18.A1" office:value-type="string">
            <text:p text:style-name="Standard">Islanders</text:p>
          </table:table-cell>
          <table:table-cell table:style-name="Tabel18.A1" office:value-type="string">
            <text:p text:style-name="Standard">Bruins</text:p>
          </table:table-cell>
          <table:table-cell table:style-name="Tabel18.A1" office:value-type="string">
            <text:p text:style-name="Standard">Red Wings</text:p>
          </table:table-cell>
        </table:table-row>
        <table:table-row table:style-name="Tabel18.2">
          <table:table-cell table:style-name="Tabel18.A1" office:value-type="string">
            <text:p text:style-name="Standard">Football</text:p>
          </table:table-cell>
          <table:table-cell table:style-name="Tabel18.A1" office:value-type="string">
            <text:p text:style-name="Standard">Giants</text:p>
          </table:table-cell>
          <table:table-cell table:style-name="Tabel18.A1" office:value-type="string">
            <text:p text:style-name="Standard">Jets</text:p>
          </table:table-cell>
          <table:table-cell table:style-name="Tabel18.A1" office:value-type="string">
            <text:p text:style-name="Standard">Patriots</text:p>
          </table:table-cell>
          <table:table-cell table:style-name="Tabel18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text:soft-page-break/><draw:frame draw:style-name="fr2" draw:name="Objek17" text:anchor-type="as-char" svg:width="8.945cm" svg:height="3.187cm" draw:z-index="34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000215270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633257602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737753727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55459286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19" text:anchor-type="as-char" svg:width="2.646cm" svg:height="2.646cm" draw:z-index="35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19" table:style-name="Tabel19">
        <table:table-column table:style-name="Tabel19.A" table:number-columns-repeated="4"/>
        <table:table-column table:style-name="Tabel19.E"/>
        <table:table-row table:style-name="Tabel19.1">
          <table:table-cell table:style-name="Tabel19.A1" office:value-type="string">
            <text:p text:style-name="P5"/>
          </table:table-cell>
          <table:table-cell table:style-name="Tabel19.A1" table:number-columns-spanned="2" office:value-type="string">
            <text:p text:style-name="P2">New York</text:p>
          </table:table-cell>
          <table:covered-table-cell/>
          <table:table-cell table:style-name="Tabel19.A1" office:value-type="string">
            <text:p text:style-name="P2">Boston</text:p>
          </table:table-cell>
          <table:table-cell table:style-name="Tabel19.A1" office:value-type="string">
            <text:p text:style-name="P2">Detroit</text:p>
          </table:table-cell>
        </table:table-row>
        <table:table-row table:style-name="Tabel19.2">
          <table:table-cell table:style-name="Tabel19.A1" office:value-type="string">
            <text:p text:style-name="Standard">Baseball</text:p>
          </table:table-cell>
          <table:table-cell table:style-name="Tabel19.A1" office:value-type="string">
            <text:p text:style-name="Standard">Mets</text:p>
          </table:table-cell>
          <table:table-cell table:style-name="Tabel19.A1" office:value-type="string">
            <text:p text:style-name="Standard">Yankees</text:p>
          </table:table-cell>
          <table:table-cell table:style-name="Tabel19.A1" office:value-type="string">
            <text:p text:style-name="Standard">Red Sox</text:p>
          </table:table-cell>
          <table:table-cell table:style-name="Tabel19.A1" office:value-type="string">
            <text:p text:style-name="Standard">Tigers</text:p>
          </table:table-cell>
        </table:table-row>
        <table:table-row table:style-name="Tabel19.2">
          <table:table-cell table:style-name="Tabel19.A1" office:value-type="string">
            <text:p text:style-name="Standard">Hockey</text:p>
          </table:table-cell>
          <table:table-cell table:style-name="Tabel19.A1" office:value-type="string">
            <text:p text:style-name="Standard">Rangers</text:p>
          </table:table-cell>
          <table:table-cell table:style-name="Tabel19.A1" office:value-type="string">
            <text:p text:style-name="Standard">Islanders</text:p>
          </table:table-cell>
          <table:table-cell table:style-name="Tabel19.A1" office:value-type="string">
            <text:p text:style-name="Standard">Bruins</text:p>
          </table:table-cell>
          <table:table-cell table:style-name="Tabel19.A1" office:value-type="string">
            <text:p text:style-name="Standard">Red Wings</text:p>
          </table:table-cell>
        </table:table-row>
        <table:table-row table:style-name="Tabel19.2">
          <table:table-cell table:style-name="Tabel19.A1" office:value-type="string">
            <text:p text:style-name="Standard">Football</text:p>
          </table:table-cell>
          <table:table-cell table:style-name="Tabel19.A1" office:value-type="string">
            <text:p text:style-name="Standard">Giants</text:p>
          </table:table-cell>
          <table:table-cell table:style-name="Tabel19.A1" office:value-type="string">
            <text:p text:style-name="Standard">Jets</text:p>
          </table:table-cell>
          <table:table-cell table:style-name="Tabel19.A1" office:value-type="string">
            <text:p text:style-name="Standard">Patriots</text:p>
          </table:table-cell>
          <table:table-cell table:style-name="Tabel19.A1" office:value-type="string">
            <text:p text:style-name="Standard">Lions</text:p>
          </table:table-cell>
        </table:table-row>
      </table:table>
      <text:p text:style-name="Standard"/>
      <text:p text:style-name="Standard">Here is an embedded Excel spreadsheet:</text:p>
      <text:p text:style-name="Standard"/>
      <text:p text:style-name="Standard"><draw:frame draw:style-name="fr2" draw:name="Objek18" text:anchor-type="as-char" svg:width="8.945cm" svg:height="3.187cm" draw:z-index="36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This concludes our test.</text:p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633257602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003747814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<text:soft-page-break/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55459286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080150118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20" text:anchor-type="as-char" svg:width="2.646cm" svg:height="2.646cm" draw:z-index="37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0" table:style-name="Tabel20">
        <table:table-column table:style-name="Tabel20.A" table:number-columns-repeated="4"/>
        <table:table-column table:style-name="Tabel20.E"/>
        <table:table-row table:style-name="Tabel20.1">
          <table:table-cell table:style-name="Tabel20.A1" office:value-type="string">
            <text:p text:style-name="P5"/>
          </table:table-cell>
          <table:table-cell table:style-name="Tabel20.A1" table:number-columns-spanned="2" office:value-type="string">
            <text:p text:style-name="P2">New York</text:p>
          </table:table-cell>
          <table:covered-table-cell/>
          <table:table-cell table:style-name="Tabel20.A1" office:value-type="string">
            <text:p text:style-name="P2">Boston</text:p>
          </table:table-cell>
          <table:table-cell table:style-name="Tabel20.A1" office:value-type="string">
            <text:p text:style-name="P2">Detroit</text:p>
          </table:table-cell>
        </table:table-row>
        <table:table-row table:style-name="Tabel20.2">
          <table:table-cell table:style-name="Tabel20.A1" office:value-type="string">
            <text:p text:style-name="Standard">Baseball</text:p>
          </table:table-cell>
          <table:table-cell table:style-name="Tabel20.A1" office:value-type="string">
            <text:p text:style-name="Standard">Mets</text:p>
          </table:table-cell>
          <table:table-cell table:style-name="Tabel20.A1" office:value-type="string">
            <text:p text:style-name="Standard">Yankees</text:p>
          </table:table-cell>
          <table:table-cell table:style-name="Tabel20.A1" office:value-type="string">
            <text:p text:style-name="Standard">Red Sox</text:p>
          </table:table-cell>
          <table:table-cell table:style-name="Tabel20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003747814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090651568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<text:soft-page-break/>This is Normal text.</text:p>
      <text:p text:style-name="Standard"/>
      <text:list text:continue-list="list111244080150118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3375222449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21" text:anchor-type="as-char" svg:width="2.646cm" svg:height="2.646cm" draw:z-index="38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1" table:style-name="Tabel21">
        <table:table-column table:style-name="Tabel21.A" table:number-columns-repeated="4"/>
        <table:table-column table:style-name="Tabel21.E"/>
        <table:table-row table:style-name="Tabel21.1">
          <table:table-cell table:style-name="Tabel21.A1" office:value-type="string">
            <text:p text:style-name="P5"/>
          </table:table-cell>
          <table:table-cell table:style-name="Tabel21.A1" table:number-columns-spanned="2" office:value-type="string">
            <text:p text:style-name="P2">New York</text:p>
          </table:table-cell>
          <table:covered-table-cell/>
          <table:table-cell table:style-name="Tabel21.A1" office:value-type="string">
            <text:p text:style-name="P2">Boston</text:p>
          </table:table-cell>
          <table:table-cell table:style-name="Tabel21.A1" office:value-type="string">
            <text:p text:style-name="P2">Detroit</text:p>
          </table:table-cell>
        </table:table-row>
        <table:table-row table:style-name="Tabel21.2">
          <table:table-cell table:style-name="Tabel21.A1" office:value-type="string">
            <text:p text:style-name="Standard">Baseball</text:p>
          </table:table-cell>
          <table:table-cell table:style-name="Tabel21.A1" office:value-type="string">
            <text:p text:style-name="Standard">Mets</text:p>
          </table:table-cell>
          <table:table-cell table:style-name="Tabel21.A1" office:value-type="string">
            <text:p text:style-name="Standard">Yankees</text:p>
          </table:table-cell>
          <table:table-cell table:style-name="Tabel21.A1" office:value-type="string">
            <text:p text:style-name="Standard">Red Sox</text:p>
          </table:table-cell>
          <table:table-cell table:style-name="Tabel21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090651568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362413896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3375222449" text:style-name="WW8Num12">
        <text:list-item>
          <text:p text:style-name="P3">First item of numbered list. </text:p>
        </text:list-item>
        <text:list-item>
          <text:p text:style-name="P3"><text:soft-page-break/>Second item of numbered list.</text:p>
        </text:list-item>
      </text:list>
      <text:p text:style-name="P4">Second paragraph of second item of numbered list. </text:p>
      <text:list xml:id="list111244768420534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draw:frame draw:style-name="fr1" draw:name="Citra22" text:anchor-type="as-char" svg:width="2.646cm" svg:height="2.646cm" draw:z-index="39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2" table:style-name="Tabel22">
        <table:table-column table:style-name="Tabel22.A" table:number-columns-repeated="4"/>
        <table:table-column table:style-name="Tabel22.E"/>
        <table:table-row table:style-name="Tabel22.1">
          <table:table-cell table:style-name="Tabel22.A1" office:value-type="string">
            <text:p text:style-name="P5"/>
          </table:table-cell>
          <table:table-cell table:style-name="Tabel22.A1" table:number-columns-spanned="2" office:value-type="string">
            <text:p text:style-name="P2">New York</text:p>
          </table:table-cell>
          <table:covered-table-cell/>
          <table:table-cell table:style-name="Tabel22.A1" office:value-type="string">
            <text:p text:style-name="P2">Boston</text:p>
          </table:table-cell>
          <table:table-cell table:style-name="Tabel22.A1" office:value-type="string">
            <text:p text:style-name="P2">Detroit</text:p>
          </table:table-cell>
        </table:table-row>
        <table:table-row table:style-name="Tabel22.2">
          <table:table-cell table:style-name="Tabel22.A1" office:value-type="string">
            <text:p text:style-name="Standard">Baseball</text:p>
          </table:table-cell>
          <table:table-cell table:style-name="Tabel22.A1" office:value-type="string">
            <text:p text:style-name="Standard">Mets</text:p>
          </table:table-cell>
          <table:table-cell table:style-name="Tabel22.A1" office:value-type="string">
            <text:p text:style-name="Standard">Yankees</text:p>
          </table:table-cell>
          <table:table-cell table:style-name="Tabel22.A1" office:value-type="string">
            <text:p text:style-name="Standard">Red Sox</text:p>
          </table:table-cell>
          <table:table-cell table:style-name="Tabel22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362413896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3019172149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76842053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2898826194" text:continue-numbering="true" text:style-name="WW8Num12">
        <text:list-item>
          <text:p text:style-name="P3">Third item of numbered list.</text:p>
        </text:list-item>
      </text:list>
      <text:p text:style-name="Standard"><text:soft-page-break/></text:p>
      <text:p text:style-name="Standard">Here is a BMP picture:</text:p>
      <text:p text:style-name="Standard"><draw:frame draw:style-name="fr1" draw:name="Citra23" text:anchor-type="as-char" svg:width="2.646cm" svg:height="2.646cm" draw:z-index="40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3" table:style-name="Tabel23">
        <table:table-column table:style-name="Tabel23.A" table:number-columns-repeated="4"/>
        <table:table-column table:style-name="Tabel23.E"/>
        <table:table-row table:style-name="Tabel23.1">
          <table:table-cell table:style-name="Tabel23.A1" office:value-type="string">
            <text:p text:style-name="P5"/>
          </table:table-cell>
          <table:table-cell table:style-name="Tabel23.A1" table:number-columns-spanned="2" office:value-type="string">
            <text:p text:style-name="P2">New York</text:p>
          </table:table-cell>
          <table:covered-table-cell/>
          <table:table-cell table:style-name="Tabel23.A1" office:value-type="string">
            <text:p text:style-name="P2">Boston</text:p>
          </table:table-cell>
          <table:table-cell table:style-name="Tabel23.A1" office:value-type="string">
            <text:p text:style-name="P2">Detroit</text:p>
          </table:table-cell>
        </table:table-row>
        <table:table-row table:style-name="Tabel23.2">
          <table:table-cell table:style-name="Tabel23.A1" office:value-type="string">
            <text:p text:style-name="Standard">Baseball</text:p>
          </table:table-cell>
          <table:table-cell table:style-name="Tabel23.A1" office:value-type="string">
            <text:p text:style-name="Standard">Mets</text:p>
          </table:table-cell>
          <table:table-cell table:style-name="Tabel23.A1" office:value-type="string">
            <text:p text:style-name="Standard">Yankees</text:p>
          </table:table-cell>
          <table:table-cell table:style-name="Tabel23.A1" office:value-type="string">
            <text:p text:style-name="Standard">Red Sox</text:p>
          </table:table-cell>
          <table:table-cell table:style-name="Tabel23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3019172149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2883111683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2898826194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419135180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24" text:anchor-type="as-char" svg:width="2.646cm" svg:height="2.646cm" draw:z-index="41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4" table:style-name="Tabel24">
        <table:table-column table:style-name="Tabel24.A" table:number-columns-repeated="4"/>
        <table:table-column table:style-name="Tabel24.E"/>
        <table:table-row table:style-name="Tabel24.1">
          <table:table-cell table:style-name="Tabel24.A1" office:value-type="string">
            <text:p text:style-name="P5"/>
          </table:table-cell>
          <table:table-cell table:style-name="Tabel24.A1" table:number-columns-spanned="2" office:value-type="string">
            <text:p text:style-name="P2">New York</text:p>
          </table:table-cell>
          <table:covered-table-cell/>
          <table:table-cell table:style-name="Tabel24.A1" office:value-type="string">
            <text:p text:style-name="P2">Boston</text:p>
          </table:table-cell>
          <table:table-cell table:style-name="Tabel24.A1" office:value-type="string">
            <text:p text:style-name="P2">Detroit</text:p>
          </table:table-cell>
        </table:table-row>
        <table:table-row table:style-name="Tabel24.2">
          <table:table-cell table:style-name="Tabel24.A1" office:value-type="string">
            <text:p text:style-name="Standard">Baseball</text:p>
          </table:table-cell>
          <table:table-cell table:style-name="Tabel24.A1" office:value-type="string">
            <text:p text:style-name="Standard">Mets</text:p>
          </table:table-cell>
          <table:table-cell table:style-name="Tabel24.A1" office:value-type="string">
            <text:p text:style-name="Standard">Yankees</text:p>
          </table:table-cell>
          <table:table-cell table:style-name="Tabel24.A1" office:value-type="string">
            <text:p text:style-name="Standard">Red Sox</text:p>
          </table:table-cell>
          <table:table-cell table:style-name="Tabel24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2883111683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xml:id="list111244547992207"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419135180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xml:id="list111244328536356"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25" text:anchor-type="as-char" svg:width="2.646cm" svg:height="2.646cm" draw:z-index="42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5" table:style-name="Tabel25">
        <table:table-column table:style-name="Tabel25.A" table:number-columns-repeated="4"/>
        <table:table-column table:style-name="Tabel25.E"/>
        <table:table-row table:style-name="Tabel25.1">
          <table:table-cell table:style-name="Tabel25.A1" office:value-type="string">
            <text:p text:style-name="P5"/>
          </table:table-cell>
          <table:table-cell table:style-name="Tabel25.A1" table:number-columns-spanned="2" office:value-type="string">
            <text:p text:style-name="P2">New York</text:p>
          </table:table-cell>
          <table:covered-table-cell/>
          <table:table-cell table:style-name="Tabel25.A1" office:value-type="string">
            <text:p text:style-name="P2">Boston</text:p>
          </table:table-cell>
          <table:table-cell table:style-name="Tabel25.A1" office:value-type="string">
            <text:p text:style-name="P2">Detroit</text:p>
          </table:table-cell>
        </table:table-row>
        <table:table-row table:style-name="Tabel25.2">
          <table:table-cell table:style-name="Tabel25.A1" office:value-type="string">
            <text:p text:style-name="Standard">Baseball</text:p>
          </table:table-cell>
          <table:table-cell table:style-name="Tabel25.A1" office:value-type="string">
            <text:p text:style-name="Standard">Mets</text:p>
          </table:table-cell>
          <table:table-cell table:style-name="Tabel25.A1" office:value-type="string">
            <text:p text:style-name="Standard">Yankees</text:p>
          </table:table-cell>
          <table:table-cell table:style-name="Tabel25.A1" office:value-type="string">
            <text:p text:style-name="Standard">Red Sox</text:p>
          </table:table-cell>
          <table:table-cell table:style-name="Tabel25.A1" office:value-type="string">
            <text:p text:style-name="Standard">Tigers</text:p>
          </table:table-cell>
        </table:table-row>
      </table:table>
      <text:p text:style-name="P6"/>
      <text:h text:style-name="Heading_20_1" text:outline-level="1">This is Heading1 Text</text:h>
      <text:p text:style-name="Standard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Standard">This is more Normal text.</text:p>
      <text:h text:style-name="Heading_20_2" text:outline-level="2">This is Heading 2 text</text:h>
      <text:p text:style-name="Standard">This is more Normal text. <text:span text:style-name="T1">This is bold, </text:span><text:span text:style-name="T2">this is italic</text:span>, <text:span text:style-name="T3">and this is bold italic</text:span>. This is normal. <text:span text:style-name="InlineStyle">This is in a defined inline style called InlineStyle</text:span>. This is normal. <text:span text:style-name="T4">This is red text.</text:span> This is normal. </text:p>
      <text:p text:style-name="P2">This block is centered.</text:p>
      <text:p text:style-name="Standard">This is left-aligned. </text:p>
      <text:p text:style-name="Standard"/>
      <text:list text:continue-list="list111244547992207" text:style-name="WW8Num11">
        <text:list-item>
          <text:p text:style-name="P1">First item of bulleted list. </text:p>
        </text:list-item>
        <text:list-item>
          <text:p text:style-name="P1">Second item of bulleted list.</text:p>
        </text:list-item>
      </text:list>
      <text:p text:style-name="P4">Second paragraph of second item of bulleted list. </text:p>
      <text:list text:continue-numbering="true" text:style-name="WW8Num11">
        <text:list-item>
          <text:p text:style-name="P1">Third item of bulleted list.</text:p>
          <text:list>
            <text:list-item>
              <text:p text:style-name="P1">First item of third item’s nested list</text:p>
            </text:list-item>
            <text:list-item>
              <text:p text:style-name="P1">Second item of third item’s nested list</text:p>
            </text:list-item>
          </text:list>
        </text:list-item>
        <text:list-item>
          <text:p text:style-name="P1">Fourth and final item of main bulleted list.</text:p>
        </text:list-item>
      </text:list>
      <text:p text:style-name="Standard"/>
      <text:p text:style-name="Standard">This is Normal text.</text:p>
      <text:p text:style-name="Standard"/>
      <text:list text:continue-list="list111244328536356" text:style-name="WW8Num12">
        <text:list-item>
          <text:p text:style-name="P3">First item of numbered list. </text:p>
        </text:list-item>
        <text:list-item>
          <text:p text:style-name="P3">Second item of numbered list.</text:p>
        </text:list-item>
      </text:list>
      <text:p text:style-name="P4">Second paragraph of second item of numbered list. </text:p>
      <text:list text:continue-numbering="true" text:style-name="WW8Num12">
        <text:list-item>
          <text:p text:style-name="P3">Third item of numbered list.</text:p>
        </text:list-item>
      </text:list>
      <text:p text:style-name="Standard"/>
      <text:p text:style-name="Standard">Here is a BMP picture:</text:p>
      <text:p text:style-name="Standard"><text:soft-page-break/><draw:frame draw:style-name="fr1" draw:name="Citra26" text:anchor-type="as-char" svg:width="2.646cm" svg:height="2.646cm" draw:z-index="43"><draw:image xlink:href="Pictures/100000000000006400000064EB5D846B.png" xlink:type="simple" xlink:show="embed" xlink:actuate="onLoad" draw:mime-type="image/png"/></draw:frame></text:p>
      <text:p text:style-name="Standard">Here is a table:</text:p>
      <table:table table:name="Tabel26" table:style-name="Tabel26">
        <table:table-column table:style-name="Tabel26.A" table:number-columns-repeated="4"/>
        <table:table-column table:style-name="Tabel26.E"/>
        <table:table-row table:style-name="Tabel26.1">
          <table:table-cell table:style-name="Tabel26.A1" office:value-type="string">
            <text:p text:style-name="P5"/>
          </table:table-cell>
          <table:table-cell table:style-name="Tabel26.A1" table:number-columns-spanned="2" office:value-type="string">
            <text:p text:style-name="P2">New York</text:p>
          </table:table-cell>
          <table:covered-table-cell/>
          <table:table-cell table:style-name="Tabel26.A1" office:value-type="string">
            <text:p text:style-name="P2">Boston</text:p>
          </table:table-cell>
          <table:table-cell table:style-name="Tabel26.A1" office:value-type="string">
            <text:p text:style-name="P2">Detroit</text:p>
          </table:table-cell>
        </table:table-row>
        <table:table-row table:style-name="Tabel26.2">
          <table:table-cell table:style-name="Tabel26.A1" office:value-type="string">
            <text:p text:style-name="Standard">Baseball</text:p>
          </table:table-cell>
          <table:table-cell table:style-name="Tabel26.A1" office:value-type="string">
            <text:p text:style-name="Standard">Mets</text:p>
          </table:table-cell>
          <table:table-cell table:style-name="Tabel26.A1" office:value-type="string">
            <text:p text:style-name="Standard">Yankees</text:p>
          </table:table-cell>
          <table:table-cell table:style-name="Tabel26.A1" office:value-type="string">
            <text:p text:style-name="Standard">Red Sox</text:p>
          </table:table-cell>
          <table:table-cell table:style-name="Tabel26.A1" office:value-type="string">
            <text:p text:style-name="Standard">Tigers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AR PL UKai CN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font-name-asian="AR PL UKai CN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lockStyleTest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lineStyle" style:family="text" style:parent-style-name="Default_20_Paragraph_20_Fon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Lexis Nexis Group</meta:initial-creator>
    <meta:creation-date>2001-09-10T18:22:00</meta:creation-date>
    <dc:creator>Miral</dc:creator>
    <dc:date>2015-09-13T03:03:00</dc:date>
    <meta:editing-cycles>20</meta:editing-cycles>
    <meta:editing-duration>PT43M</meta:editing-duration>
    <meta:document-statistic meta:table-count="26" meta:image-count="26" meta:object-count="18" meta:page-count="31" meta:paragraph-count="1040" meta:word-count="6150" meta:character-count="33349" meta:non-whitespace-character-count="28273"/>
    <meta:generator>LibreOffice/24.2.3.2$Linux_X86_64 LibreOffice_project/420$Build-2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6" office:value-type="float" office:value="2001" calcext:value-type="float" table:number-columns-spanned="2" table:number-rows-spanned="1">
            <text:p>2001</text:p>
          </table:table-cell>
          <table:covered-table-cell table:style-name="ce12"/>
          <table:table-cell table:style-name="ce6" office:value-type="float" office:value="2002" calcext:value-type="float" table:number-columns-spanned="2" table:number-rows-spanned="1">
            <text:p>2002</text:p>
          </table:table-cell>
          <table:covered-table-cell table:style-name="ce12"/>
          <table:table-cell table:number-columns-repeated="16379"/>
        </table:table-row>
        <table:table-row table:style-name="ro2">
          <table:table-cell table:style-name="ce2"/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style-name="ce7" office:value-type="string" calcext:value-type="string">
            <text:p>pre-</text:p>
          </table:table-cell>
          <table:table-cell table:style-name="ce13" office:value-type="string" calcext:value-type="string">
            <text:p>post-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ogs</text:p>
          </table:table-cell>
          <table:table-cell table:style-name="ce8" office:value-type="float" office:value="1234.43" calcext:value-type="float">
            <text:p>1234,43</text:p>
          </table:table-cell>
          <table:table-cell table:style-name="ce14" office:value-type="float" office:value="0.33" calcext:value-type="float">
            <text:p>0,33</text:p>
          </table:table-cell>
          <table:table-cell table:style-name="ce8" office:value-type="float" office:value="354.3" calcext:value-type="float">
            <text:p>354,30</text:p>
          </table:table-cell>
          <table:table-cell table:style-name="ce14" office:value-type="float" office:value="777" calcext:value-type="float">
            <text:p>777,0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ats</text:p>
          </table:table-cell>
          <table:table-cell table:style-name="ce8" office:value-type="float" office:value="432" calcext:value-type="float">
            <text:p>432,00</text:p>
          </table:table-cell>
          <table:table-cell table:style-name="ce14" office:value-type="float" office:value="-432.2" calcext:value-type="float">
            <text:p>-432,20</text:p>
          </table:table-cell>
          <table:table-cell table:style-name="ce8" office:value-type="float" office:value="654.45" calcext:value-type="float">
            <text:p>654,45</text:p>
          </table:table-cell>
          <table:table-cell table:style-name="ce14" office:value-type="float" office:value="333" calcext:value-type="float">
            <text:p>333,00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turkeys</text:p>
          </table:table-cell>
          <table:table-cell table:style-name="ce9" office:value-type="float" office:value="3.3" calcext:value-type="float">
            <text:p>3,30</text:p>
          </table:table-cell>
          <table:table-cell table:style-name="ce15" office:value-type="float" office:value="4.663" calcext:value-type="float">
            <text:p>4,66</text:p>
          </table:table-cell>
          <table:table-cell table:style-name="ce9" office:value-type="float" office:value="34.65" calcext:value-type="float">
            <text:p>34,65</text:p>
          </table:table-cell>
          <table:table-cell table:style-name="ce15" office:value-type="float" office:value="132.1" calcext:value-type="float">
            <text:p>132,1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fish</text:p>
          </table:table-cell>
          <table:table-cell table:style-name="ce10" office:value-type="float" office:value="52.55" calcext:value-type="float">
            <text:p>52,55</text:p>
          </table:table-cell>
          <table:table-cell table:style-name="ce16" office:value-type="float" office:value="55.33" calcext:value-type="float">
            <text:p>55,33</text:p>
          </table:table-cell>
          <table:table-cell table:style-name="ce10" office:value-type="float" office:value="37.88" calcext:value-type="float">
            <text:p>37,88</text:p>
          </table:table-cell>
          <table:table-cell table:style-name="ce16" office:value-type="float" office:value="31.5" calcext:value-type="float">
            <text:p>31,5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11" table:formula="of:=SUM([.B3:.B6])" office:value-type="float" office:value="1722.28" calcext:value-type="float">
            <text:p>1722,28</text:p>
          </table:table-cell>
          <table:table-cell table:style-name="ce17" table:formula="of:=SUM([.C3:.C6])" office:value-type="float" office:value="-371.877" calcext:value-type="float">
            <text:p>-371,88</text:p>
          </table:table-cell>
          <table:table-cell table:style-name="ce11" table:formula="of:=SUM([.D3:.D6])" office:value-type="float" office:value="1081.28" calcext:value-type="float">
            <text:p>1081,28</text:p>
          </table:table-cell>
          <table:table-cell table:style-name="ce17" table:formula="of:=SUM([.E3:.E6])" office:value-type="float" office:value="1273.6" calcext:value-type="float">
            <text:p>1273,60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